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onospace"/>
    <style:font-face style:name="Roboto" svg:font-family="Roboto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f7c" officeooo:paragraph-rsid="00172f7c"/>
    </style:style>
    <style:style style:name="P2" style:family="paragraph" style:parent-style-name="Standard">
      <style:text-properties officeooo:paragraph-rsid="00172f7c"/>
    </style:style>
    <style:style style:name="P3" style:family="paragraph" style:parent-style-name="Standard">
      <style:text-properties officeooo:paragraph-rsid="0018323b"/>
    </style:style>
    <style:style style:name="P4" style:family="paragraph" style:parent-style-name="Standard">
      <style:text-properties officeooo:paragraph-rsid="001954de"/>
    </style:style>
    <style:style style:name="P5" style:family="paragraph" style:parent-style-name="Standard">
      <style:text-properties officeooo:rsid="001954de" officeooo:paragraph-rsid="001954de"/>
    </style:style>
    <style:style style:name="P6" style:family="paragraph" style:parent-style-name="Standard">
      <style:text-properties officeooo:rsid="0019dd44" officeooo:paragraph-rsid="0019dd44"/>
    </style:style>
    <style:style style:name="P7" style:family="paragraph" style:parent-style-name="Standard">
      <style:text-properties officeooo:paragraph-rsid="001cba47"/>
    </style:style>
    <style:style style:name="P8" style:family="paragraph" style:parent-style-name="Standard">
      <style:text-properties officeooo:rsid="001cba47" officeooo:paragraph-rsid="001cba47"/>
    </style:style>
    <style:style style:name="P9" style:family="paragraph" style:parent-style-name="Standard">
      <style:text-properties officeooo:rsid="001e66bd" officeooo:paragraph-rsid="001e66bd"/>
    </style:style>
    <style:style style:name="P10" style:family="paragraph" style:parent-style-name="Standard">
      <style:text-properties officeooo:paragraph-rsid="001eb529"/>
    </style:style>
    <style:style style:name="P11" style:family="paragraph" style:parent-style-name="Standard">
      <style:text-properties officeooo:paragraph-rsid="0020605f"/>
    </style:style>
    <style:style style:name="P12" style:family="paragraph" style:parent-style-name="Standard">
      <style:text-properties officeooo:paragraph-rsid="00210509"/>
    </style:style>
    <style:style style:name="P13" style:family="paragraph" style:parent-style-name="Standard">
      <style:text-properties officeooo:paragraph-rsid="0021becb"/>
    </style:style>
    <style:style style:name="P14" style:family="paragraph" style:parent-style-name="Standard">
      <style:text-properties officeooo:paragraph-rsid="00227d4f"/>
    </style:style>
    <style:style style:name="P15" style:family="paragraph" style:parent-style-name="Standard">
      <style:text-properties officeooo:rsid="00227d4f" officeooo:paragraph-rsid="00227d4f"/>
    </style:style>
    <style:style style:name="P16" style:family="paragraph" style:parent-style-name="Standard">
      <style:text-properties officeooo:paragraph-rsid="0023f46a"/>
    </style:style>
    <style:style style:name="P17" style:family="paragraph" style:parent-style-name="Standard">
      <style:text-properties officeooo:rsid="0023f46a" officeooo:paragraph-rsid="0023f46a"/>
    </style:style>
    <style:style style:name="P18" style:family="paragraph" style:parent-style-name="Standard">
      <style:text-properties officeooo:paragraph-rsid="0025d5f3"/>
    </style:style>
    <style:style style:name="P19" style:family="paragraph" style:parent-style-name="Standard">
      <style:text-properties officeooo:paragraph-rsid="0027b6ba"/>
    </style:style>
    <style:style style:name="P20" style:family="paragraph" style:parent-style-name="Standard">
      <style:text-properties officeooo:paragraph-rsid="0027cf14"/>
    </style:style>
    <style:style style:name="P21" style:family="paragraph" style:parent-style-name="Standard">
      <style:text-properties officeooo:rsid="0027cf14" officeooo:paragraph-rsid="0027cf14"/>
    </style:style>
    <style:style style:name="P22" style:family="paragraph" style:parent-style-name="Standard">
      <style:text-properties officeooo:paragraph-rsid="0028a3ae"/>
    </style:style>
    <style:style style:name="P23" style:family="paragraph" style:parent-style-name="Standard">
      <style:text-properties fo:background-color="#ffff00"/>
    </style:style>
    <style:style style:name="P24" style:family="paragraph" style:parent-style-name="Standard">
      <style:text-properties officeooo:paragraph-rsid="0029c20c"/>
    </style:style>
    <style:style style:name="P25" style:family="paragraph" style:parent-style-name="Standard">
      <style:text-properties officeooo:rsid="0029c20c" officeooo:paragraph-rsid="0029c20c"/>
    </style:style>
    <style:style style:name="P26" style:family="paragraph" style:parent-style-name="Standard">
      <style:text-properties officeooo:paragraph-rsid="0029d1a7"/>
    </style:style>
    <style:style style:name="P27" style:family="paragraph" style:parent-style-name="Standard">
      <style:text-properties officeooo:paragraph-rsid="002a02f0"/>
    </style:style>
    <style:style style:name="P28" style:family="paragraph" style:parent-style-name="Standard">
      <style:text-properties officeooo:rsid="002a02f0" officeooo:paragraph-rsid="002a02f0"/>
    </style:style>
    <style:style style:name="P29" style:family="paragraph" style:parent-style-name="Standard">
      <style:text-properties officeooo:paragraph-rsid="002ab981"/>
    </style:style>
    <style:style style:name="P30" style:family="paragraph" style:parent-style-name="Standard">
      <style:text-properties officeooo:paragraph-rsid="002b09c5"/>
    </style:style>
    <style:style style:name="P31" style:family="paragraph" style:parent-style-name="Standard">
      <style:text-properties officeooo:paragraph-rsid="002bf242"/>
    </style:style>
    <style:style style:name="P32" style:family="paragraph" style:parent-style-name="Standard">
      <style:text-properties officeooo:rsid="002bf242" officeooo:paragraph-rsid="002bf242"/>
    </style:style>
    <style:style style:name="P33" style:family="paragraph" style:parent-style-name="Standard">
      <style:text-properties officeooo:rsid="002bf242" officeooo:paragraph-rsid="002c2523"/>
    </style:style>
    <style:style style:name="P34" style:family="paragraph" style:parent-style-name="Standard">
      <style:text-properties officeooo:paragraph-rsid="002cf0a3"/>
    </style:style>
    <style:style style:name="P35" style:family="paragraph" style:parent-style-name="Standard">
      <style:text-properties officeooo:rsid="002cf0a3" officeooo:paragraph-rsid="002cf0a3"/>
    </style:style>
    <style:style style:name="P36" style:family="paragraph" style:parent-style-name="Standard">
      <style:text-properties officeooo:paragraph-rsid="002ea634"/>
    </style:style>
    <style:style style:name="P37" style:family="paragraph" style:parent-style-name="Standard">
      <style:text-properties officeooo:rsid="002ea634" officeooo:paragraph-rsid="002ea634"/>
    </style:style>
    <style:style style:name="P38" style:family="paragraph" style:parent-style-name="Preformatted_20_Text">
      <style:text-properties fo:font-variant="normal" fo:text-transform="none" style:font-name="Consolas" fo:font-size="11.25pt" fo:letter-spacing="normal" fo:font-style="normal" fo:font-weight="normal" officeooo:paragraph-rsid="00357570" fo:background-color="#ffff00"/>
    </style:style>
    <style:style style:name="P39" style:family="paragraph" style:parent-style-name="Preformatted_20_Text">
      <loext:graphic-properties draw:fill="solid" draw:fill-color="#e0e0e0" draw:opacity="100%"/>
      <style:paragraph-properties fo:margin-top="0in" fo:margin-bottom="0.1043in" loext:contextual-spacing="false" fo:line-height="158%" fo:text-align="start" style:justify-single-word="false" fo:orphans="2" fo:widows="2" fo:background-color="#e0e0e0" fo:padding="0in" fo:border="none"/>
      <style:text-properties fo:font-variant="normal" fo:text-transform="none" fo:letter-spacing="normal"/>
    </style:style>
    <style:style style:name="P40" style:family="paragraph" style:parent-style-name="Preformatted_20_Text">
      <loext:graphic-properties draw:fill="solid" draw:fill-color="#e0e0e0" draw:opacity="100%"/>
      <style:paragraph-properties fo:margin-top="0in" fo:margin-bottom="0.1043in" loext:contextual-spacing="false" fo:line-height="158%" fo:text-align="start" style:justify-single-word="false" fo:orphans="2" fo:widows="2" fo:background-color="#e0e0e0" fo:padding="0in" fo:border="none"/>
      <style:text-properties fo:font-variant="normal" fo:text-transform="none" style:font-name="Consolas" fo:font-size="11.25pt" fo:letter-spacing="normal" fo:font-style="normal" fo:font-weight="normal"/>
    </style:style>
    <style:style style:name="P41" style:family="paragraph" style:parent-style-name="Standard">
      <style:text-properties officeooo:rsid="0023f46a" officeooo:paragraph-rsid="0023f46a"/>
    </style:style>
    <style:style style:name="P42" style:family="paragraph" style:parent-style-name="Standard">
      <style:text-properties officeooo:rsid="0023f46a" officeooo:paragraph-rsid="003073b2"/>
    </style:style>
    <style:style style:name="P43" style:family="paragraph" style:parent-style-name="Standard">
      <style:text-properties officeooo:rsid="002ea634" officeooo:paragraph-rsid="002ea634"/>
    </style:style>
    <style:style style:name="P44" style:family="paragraph" style:parent-style-name="Standard">
      <style:text-properties officeooo:rsid="002ea634" officeooo:paragraph-rsid="002ffbf3"/>
    </style:style>
    <style:style style:name="P45" style:family="paragraph" style:parent-style-name="Standard">
      <style:text-properties officeooo:rsid="002ffbf3" officeooo:paragraph-rsid="002ffbf3"/>
    </style:style>
    <style:style style:name="P46" style:family="paragraph" style:parent-style-name="Standard">
      <style:text-properties officeooo:paragraph-rsid="002ffbf3"/>
    </style:style>
    <style:style style:name="P47" style:family="paragraph" style:parent-style-name="Standard">
      <style:text-properties officeooo:rsid="002c2523" officeooo:paragraph-rsid="00301ec2"/>
    </style:style>
    <style:style style:name="P48" style:family="paragraph" style:parent-style-name="Standard">
      <style:text-properties officeooo:rsid="003073b2" officeooo:paragraph-rsid="003073b2"/>
    </style:style>
    <style:style style:name="P49" style:family="paragraph" style:parent-style-name="Standard">
      <style:text-properties fo:background-color="#ffff00"/>
    </style:style>
    <style:style style:name="P50" style:family="paragraph" style:parent-style-name="Standard">
      <style:text-properties officeooo:paragraph-rsid="00357570" fo:background-color="#ffff00"/>
    </style:style>
    <style:style style:name="P51" style:family="paragraph" style:parent-style-name="Standard">
      <style:text-properties officeooo:rsid="0030ad2d" officeooo:paragraph-rsid="0030ad2d" fo:background-color="#ffff00"/>
    </style:style>
    <style:style style:name="P52" style:family="paragraph" style:parent-style-name="Standard">
      <style:text-properties officeooo:rsid="0034360c" officeooo:paragraph-rsid="0034360c" fo:background-color="#ffff00"/>
    </style:style>
    <style:style style:name="P53" style:family="paragraph" style:parent-style-name="Standard">
      <style:text-properties officeooo:rsid="00371cc0" officeooo:paragraph-rsid="00371cc0" fo:background-color="#ffff00"/>
    </style:style>
    <style:style style:name="P54" style:family="paragraph" style:parent-style-name="Standard">
      <style:text-properties officeooo:rsid="0037f78b" officeooo:paragraph-rsid="0037f78b" fo:background-color="#ffff00"/>
    </style:style>
    <style:style style:name="P55" style:family="paragraph" style:parent-style-name="Standard">
      <style:text-properties officeooo:rsid="001cba47" officeooo:paragraph-rsid="003073b2"/>
    </style:style>
    <style:style style:name="P56" style:family="paragraph" style:parent-style-name="Standard">
      <style:text-properties officeooo:paragraph-rsid="0030ad2d"/>
    </style:style>
    <style:style style:name="P57" style:family="paragraph" style:parent-style-name="Standard">
      <style:text-properties officeooo:rsid="0019dd44" officeooo:paragraph-rsid="0019dd44" fo:background-color="transparent"/>
    </style:style>
    <style:style style:name="P58" style:family="paragraph" style:parent-style-name="Standard">
      <style:text-properties officeooo:rsid="0034360c" officeooo:paragraph-rsid="0034360c"/>
    </style:style>
    <style:style style:name="P59" style:family="paragraph" style:parent-style-name="Standard">
      <style:text-properties officeooo:paragraph-rsid="00371cc0"/>
    </style:style>
    <style:style style:name="T1" style:family="text">
      <style:text-properties officeooo:rsid="0016e000"/>
    </style:style>
    <style:style style:name="T2" style:family="text">
      <style:text-properties officeooo:rsid="0018323b"/>
    </style:style>
    <style:style style:name="T3" style:family="text">
      <style:text-properties officeooo:rsid="001954de"/>
    </style:style>
    <style:style style:name="T4" style:family="text">
      <style:text-properties officeooo:rsid="0023f46a"/>
    </style:style>
    <style:style style:name="T5" style:family="text">
      <style:text-properties officeooo:rsid="0027cf1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b09c5"/>
    </style:style>
    <style:style style:name="T8" style:family="text">
      <style:text-properties officeooo:rsid="002c2523"/>
    </style:style>
    <style:style style:name="T9" style:family="text">
      <style:text-properties officeooo:rsid="002ea634"/>
    </style:style>
    <style:style style:name="T10" style:family="text">
      <style:text-properties officeooo:rsid="002ffbf3"/>
    </style:style>
    <style:style style:name="T11" style:family="text">
      <style:text-properties officeooo:rsid="00301ec2"/>
    </style:style>
    <style:style style:name="T12" style:family="text">
      <style:text-properties officeooo:rsid="003073b2"/>
    </style:style>
    <style:style style:name="T13" style:family="text">
      <style:text-properties officeooo:rsid="0030ad2d"/>
    </style:style>
    <style:style style:name="T14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15" style:family="text">
      <style:text-properties fo:font-variant="normal" fo:text-transform="none" fo:color="#222222" fo:letter-spacing="normal"/>
    </style:style>
    <style:style style:name="T16" style:family="text">
      <style:text-properties officeooo:rsid="00371cc0" fo:background-color="#ffff00" loext:char-shading-value="0"/>
    </style:style>
    <style:style style:name="T17" style:family="text">
      <style:text-properties style:font-name="Consolas" fo:font-size="11.2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Dict and Sets </text:span>Multiple Choice:</text:p>
      <text:p text:style-name="Standard"/>
      <text:p text:style-name="Standard">1. You can use the _________ operator to determine whether a key exists in a dictionary.</text:p>
      <text:p text:style-name="Standard"/>
      <text:p text:style-name="Standard"><text:s text:c="8"/>a. &amp;</text:p>
      <text:p text:style-name="Standard"><text:s text:c="8"/>b. in</text:p>
      <text:p text:style-name="Standard"><text:s text:c="8"/>c. ^</text:p>
      <text:p text:style-name="Standard"><text:s text:c="8"/>d. ?</text:p>
      <text:p text:style-name="Standard"/>
      <text:p text:style-name="P1">B</text:p>
      <text:p text:style-name="Standard"/>
      <text:p text:style-name="Standard">2. You use _________ to delete an element from a dictionary.</text:p>
      <text:p text:style-name="Standard"/>
      <text:p text:style-name="Standard"><text:s text:c="8"/>a. The remove method</text:p>
      <text:p text:style-name="Standard"><text:s text:c="8"/>b. The erase method</text:p>
      <text:p text:style-name="Standard"><text:s text:c="8"/>c. The delete method</text:p>
      <text:p text:style-name="Standard"><text:s text:c="8"/>d. The del statement</text:p>
      <text:p text:style-name="Standard"/>
      <text:p text:style-name="P1">D</text:p>
      <text:p text:style-name="Standard"/>
      <text:p text:style-name="Standard">3. The _________ function returns the number of elements in a dictionary:</text:p>
      <text:p text:style-name="Standard"/>
      <text:p text:style-name="Standard"><text:s text:c="8"/>a. size()</text:p>
      <text:p text:style-name="Standard"><text:s text:c="8"/>b. len()</text:p>
      <text:p text:style-name="Standard"><text:s text:c="8"/>c. elements()</text:p>
      <text:p text:style-name="Standard"><text:s text:c="8"/>d. count()</text:p>
      <text:p text:style-name="P2"/>
      <text:p text:style-name="P1">B</text:p>
      <text:p text:style-name="Standard"/>
      <text:p text:style-name="Standard">4. You can use _________ to create an empty dictionary.</text:p>
      <text:p text:style-name="Standard"/>
      <text:p text:style-name="Standard"><text:s text:c="8"/>a. {}</text:p>
      <text:p text:style-name="Standard"><text:s text:c="8"/>b. ()</text:p>
      <text:p text:style-name="Standard"><text:s text:c="8"/>c. []</text:p>
      <text:p text:style-name="Standard"><text:s text:c="8"/>d. empty()</text:p>
      <text:p text:style-name="Standard"/>
      <text:p text:style-name="P1">A</text:p>
      <text:p text:style-name="Standard"/>
      <text:p text:style-name="Standard">5. The _________ method returns a randomly selected key-value pair from a dictionary.</text:p>
      <text:p text:style-name="Standard"/>
      <text:p text:style-name="Standard"><text:s text:c="8"/>a. pop()</text:p>
      <text:p text:style-name="Standard"><text:s text:c="8"/>b. random()</text:p>
      <text:p text:style-name="Standard"><text:s text:c="8"/>c. popitem()</text:p>
      <text:p text:style-name="Standard"><text:s text:c="8"/>d. rand_pop()</text:p>
      <text:p text:style-name="Standard"/>
      <text:p text:style-name="P2">c. popitem()</text:p>
      <text:p text:style-name="Standard"/>
      <text:p text:style-name="Standard">6. The _________ method returns the value associated with a specified key, and removes</text:p>
      <text:p text:style-name="Standard"><text:soft-page-break/><text:s text:c="4"/>that key-value pair from the dictionary.</text:p>
      <text:p text:style-name="Standard"/>
      <text:p text:style-name="Standard"><text:s text:c="8"/>a. pop()</text:p>
      <text:p text:style-name="Standard"><text:s text:c="8"/>b. random()</text:p>
      <text:p text:style-name="Standard"><text:s text:c="8"/>c. popitem()</text:p>
      <text:p text:style-name="Standard"><text:s text:c="8"/>d. rand_pop()</text:p>
      <text:p text:style-name="Standard"/>
      <text:p text:style-name="P2">a. pop()</text:p>
      <text:p text:style-name="Standard"/>
      <text:p text:style-name="Standard">7. The _________ dictionary method returns the value associated with a specified key. If</text:p>
      <text:p text:style-name="Standard"><text:s text:c="4"/>the key is not found, it returns a default value.</text:p>
      <text:p text:style-name="Standard"/>
      <text:p text:style-name="Standard"><text:s text:c="8"/>a. pop()</text:p>
      <text:p text:style-name="Standard"><text:s text:c="8"/>b. key()</text:p>
      <text:p text:style-name="Standard"><text:s text:c="8"/>c. value()</text:p>
      <text:p text:style-name="Standard"><text:s text:c="8"/>d. get()</text:p>
      <text:p text:style-name="Standard"/>
      <text:p text:style-name="P3">d. get()</text:p>
      <text:p text:style-name="Standard"/>
      <text:p text:style-name="Standard">8. The _________ method returns all of a dictionary’s keys and their associated values as</text:p>
      <text:p text:style-name="Standard"><text:s text:c="4"/>a sequence of tuples.</text:p>
      <text:p text:style-name="Standard"/>
      <text:p text:style-name="Standard"><text:s text:c="8"/>a. keys_values()</text:p>
      <text:p text:style-name="Standard"><text:s text:c="8"/>b. values()</text:p>
      <text:p text:style-name="Standard"><text:s text:c="8"/>c. items()</text:p>
      <text:p text:style-name="Standard"><text:s text:c="8"/>d. get()</text:p>
      <text:p text:style-name="Standard"/>
      <text:p text:style-name="P3">c. items()</text:p>
      <text:p text:style-name="Standard"/>
      <text:p text:style-name="Standard">9. The following function returns the number of elements in a set:</text:p>
      <text:p text:style-name="Standard"/>
      <text:p text:style-name="Standard"><text:s text:c="8"/>a. size()</text:p>
      <text:p text:style-name="Standard"><text:s text:c="8"/>b. len()</text:p>
      <text:p text:style-name="Standard"><text:s text:c="8"/>c. elements()</text:p>
      <text:p text:style-name="Standard"><text:s text:c="8"/>d. count()</text:p>
      <text:p text:style-name="Standard"/>
      <text:p text:style-name="P3">b. len()</text:p>
      <text:p text:style-name="Standard"/>
      <text:p text:style-name="Standard">10. You can add one element to a set with this method.</text:p>
      <text:p text:style-name="Standard"/>
      <text:p text:style-name="Standard"><text:s text:c="8"/>a. append</text:p>
      <text:p text:style-name="Standard"><text:s text:c="8"/>b. add</text:p>
      <text:p text:style-name="Standard"><text:s text:c="8"/>c. update</text:p>
      <text:p text:style-name="Standard"><text:s text:c="8"/>d. merge</text:p>
      <text:p text:style-name="Standard"/>
      <text:p text:style-name="P3">b. add</text:p>
      <text:p text:style-name="Standard"/>
      <text:p text:style-name="Standard">11. You can add a group of elements to a set with this method.</text:p>
      <text:p text:style-name="Standard"/>
      <text:p text:style-name="Standard"><text:soft-page-break/><text:s text:c="8"/>a. append</text:p>
      <text:p text:style-name="Standard"><text:s text:c="8"/>b. add</text:p>
      <text:p text:style-name="Standard"><text:s text:c="8"/>c. update</text:p>
      <text:p text:style-name="Standard"><text:s text:c="8"/>d. merge</text:p>
      <text:p text:style-name="Standard"/>
      <text:p text:style-name="P3">c. update</text:p>
      <text:p text:style-name="Standard"/>
      <text:p text:style-name="Standard">12. This set method removes an element but does not raise an exception if the element is</text:p>
      <text:p text:style-name="Standard"><text:s text:c="4"/>not found.</text:p>
      <text:p text:style-name="Standard"/>
      <text:p text:style-name="Standard"><text:s text:c="8"/>a. remove</text:p>
      <text:p text:style-name="Standard"><text:s text:c="8"/>b. discard</text:p>
      <text:p text:style-name="Standard"><text:s text:c="8"/>c. delete</text:p>
      <text:p text:style-name="Standard"><text:s text:c="8"/>d. erase</text:p>
      <text:p text:style-name="Standard"/>
      <text:p text:style-name="P3">b. discard</text:p>
      <text:p text:style-name="Standard"><text:s text:c="8"/></text:p>
      <text:p text:style-name="Standard">13. This set method removes an element and raises an exception if the element is not found.</text:p>
      <text:p text:style-name="Standard"/>
      <text:p text:style-name="Standard"><text:s text:c="8"/>a. remove</text:p>
      <text:p text:style-name="Standard"><text:s text:c="8"/>b. discard</text:p>
      <text:p text:style-name="Standard"><text:s text:c="8"/>c. delete</text:p>
      <text:p text:style-name="Standard"><text:s text:c="8"/>d. erase</text:p>
      <text:p text:style-name="Standard"/>
      <text:p text:style-name="P3">a. remove</text:p>
      <text:p text:style-name="Standard"/>
      <text:p text:style-name="Standard">14. This operator can be used to find the union of two sets.</text:p>
      <text:p text:style-name="Standard"/>
      <text:p text:style-name="Standard"><text:s text:c="8"/>a. |</text:p>
      <text:p text:style-name="Standard"><text:s text:c="8"/>b. &amp;</text:p>
      <text:p text:style-name="Standard"><text:s text:c="8"/>c. -</text:p>
      <text:p text:style-name="Standard"><text:s text:c="8"/>d. ^</text:p>
      <text:p text:style-name="Standard"/>
      <text:p text:style-name="P3">a. | <text:s text:c="2"/><text:span text:style-name="T2">union = pipe ** set 1 {1, 2, 3, 4} | </text:span>set 2 {3, 4, 5, 6} <text:span text:style-name="T3">= <text:s/></text:span>set 3 {1, 2, 3, 4, 5, 6} **</text:p>
      <text:p text:style-name="Standard"/>
      <text:p text:style-name="Standard">15. This operator can be used to find the difference of two sets.</text:p>
      <text:p text:style-name="Standard"/>
      <text:p text:style-name="Standard"><text:s text:c="8"/>a. |</text:p>
      <text:p text:style-name="Standard"><text:s text:c="8"/>b. &amp;</text:p>
      <text:p text:style-name="Standard"><text:s text:c="8"/>c. -</text:p>
      <text:p text:style-name="Standard"><text:s text:c="8"/>d. ^</text:p>
      <text:p text:style-name="Standard"/>
      <text:p text:style-name="P4">c. -</text:p>
      <text:p text:style-name="Standard"/>
      <text:p text:style-name="Standard">16. This operator can be used to find the intersection of two sets.</text:p>
      <text:p text:style-name="Standard"/>
      <text:p text:style-name="Standard"><text:s text:c="8"/>a. |</text:p>
      <text:p text:style-name="Standard"><text:s text:c="8"/>b. &amp;</text:p>
      <text:p text:style-name="Standard"><text:s text:c="8"/>c. -</text:p>
      <text:p text:style-name="Standard"><text:soft-page-break/><text:s text:c="8"/>d. ^</text:p>
      <text:p text:style-name="P4"/>
      <text:p text:style-name="P4">b. &amp; <text:s text:c="3"/><text:span text:style-name="T3">&amp; = intersection ** set 1{1, 2, 3, 4} &amp; set 2{3, 4, 5, 6} = set 6{3, 4}**</text:span></text:p>
      <text:p text:style-name="Standard"/>
      <text:p text:style-name="Standard"><text:s text:c="4"/>17. This operator can be used to find the symmetric difference of two sets.</text:p>
      <text:p text:style-name="Standard"><text:s text:c="8"/>a. |</text:p>
      <text:p text:style-name="Standard"><text:s text:c="8"/>b. &amp;</text:p>
      <text:p text:style-name="Standard"><text:s text:c="8"/>c. -</text:p>
      <text:p text:style-name="Standard"><text:s text:c="8"/>d. ^</text:p>
      <text:p text:style-name="Standard"/>
      <text:p text:style-name="P4">d. ^</text:p>
      <text:p text:style-name="Standard"/>
      <text:p text:style-name="Standard">True or False:</text:p>
      <text:p text:style-name="Standard"/>
      <text:p text:style-name="Standard">1. The keys in a dictionary must be mutable objects.</text:p>
      <text:p text:style-name="Standard"/>
      <text:p text:style-name="P5">False</text:p>
      <text:p text:style-name="P4"/>
      <text:p text:style-name="Standard">2. Dictionaries are not sequences.</text:p>
      <text:p text:style-name="Standard"/>
      <text:p text:style-name="P5">True</text:p>
      <text:p text:style-name="Standard"/>
      <text:p text:style-name="Standard">3. A tuple can be a dictionary key.</text:p>
      <text:p text:style-name="Standard"/>
      <text:p text:style-name="P5">True</text:p>
      <text:p text:style-name="P5"/>
      <text:p text:style-name="Standard">4. A list can be a dictionary key.</text:p>
      <text:p text:style-name="Standard"/>
      <text:p text:style-name="P5">False</text:p>
      <text:p text:style-name="Standard"/>
      <text:p text:style-name="Standard">5. The dictionary method popitem does not raise an exception if it is called on an empty</text:p>
      <text:p text:style-name="Standard"><text:s text:c="4"/>dictionary.</text:p>
      <text:p text:style-name="Standard"/>
      <text:p text:style-name="P5">False</text:p>
      <text:p text:style-name="Standard"/>
      <text:p text:style-name="Standard">6. The following statement creates an empty dictionary:</text:p>
      <text:p text:style-name="Standard"/>
      <text:p text:style-name="Standard"><text:s text:c="4"/>mydct = {}</text:p>
      <text:p text:style-name="Standard"/>
      <text:p text:style-name="P57">True</text:p>
      <text:p text:style-name="Standard"/>
      <text:p text:style-name="Standard">7. The following statement creates an empty set:</text:p>
      <text:p text:style-name="Standard"/>
      <text:p text:style-name="Standard"><text:s text:c="4"/>myset = ()</text:p>
      <text:p text:style-name="Standard"/>
      <text:p text:style-name="P51">Fasle <text:s text:c="2"/>my set = set()</text:p>
      <text:p text:style-name="Standard"/>
      <text:p text:style-name="Standard">8. Sets store their elements in an unordered fashion.</text:p>
      <text:p text:style-name="Standard"/>
      <text:p text:style-name="P6"><text:soft-page-break/>True</text:p>
      <text:p text:style-name="Standard"/>
      <text:p text:style-name="Standard">9. You can store duplicate elements in a set.</text:p>
      <text:p text:style-name="Standard"/>
      <text:p text:style-name="P6">False</text:p>
      <text:p text:style-name="P6"/>
      <text:p text:style-name="Standard">10. The remove method raises an exception if the specified element is not found in the</text:p>
      <text:p text:style-name="Standard"><text:s text:c="4"/>set.</text:p>
      <text:p text:style-name="Standard"/>
      <text:p text:style-name="P6">True</text:p>
      <text:p text:style-name="P50"><text:span text:style-name="T3">&amp; = intersection ** set 1{1, 2, 3, 4} &amp; set 2{3, 4, 5, 6} = set 6{3, 4}**</text:span></text:p>
      <text:p text:style-name="P50"/>
      <text:p text:style-name="P50"><text:span text:style-name="T2">union = pipe ** set 1 {1, 2, 3, 4} | </text:span>set 2 {3, 4, 5, 6} <text:span text:style-name="T3">= <text:s/></text:span>set 3 {1, 2, 3, 4, 5, 6} **</text:p>
      <text:p text:style-name="P50"/>
      <text:p text:style-name="P59"><text:span text:style-name="T16">symetric difference <text:s/>== </text:span><text:span text:style-name="T14">in either of the sets</text:span><text:span text:style-name="T15"> </text:span><text:span text:style-name="T14">but not in both</text:span><text:span text:style-name="T15"> </text:span><text:span text:style-name="T14">of them.</text:span> </text:p>
      <text:p text:style-name="P50"/>
      <text:p text:style-name="P38">Input: set_A = {1, 2, 3, 4, 5}</text:p>
      <text:p text:style-name="P39"><text:s text:c="7"/><text:span text:style-name="T17">set_B = {6, 7, 3, 9, 4}</text:span></text:p>
      <text:p text:style-name="P40">Output : <text:s/>{1, 2, 5, 6, 7, 9}</text:p>
      <text:p text:style-name="P40">Explanation: The common elements {3, 4} </text:p>
      <text:p text:style-name="P40">are discarded from the output.</text:p>
      <text:p text:style-name="P53">Discard = removes w/o exception if not fund</text:p>
      <text:p text:style-name="Standard"/>
      <text:p text:style-name="Standard"><text:a xlink:type="simple" xlink:href="https://quizlet.com/60732825/python-chapter-10-flash-cards/" text:style-name="Internet_20_link" text:visited-style-name="Visited_20_Internet_20_Link">https://quizlet.com/60732825/python-chapter-10-flash-cards/</text:a> </text:p>
      <text:p text:style-name="Standard"/>
      <text:p text:style-name="Standard"><text:s/>Multiple Choice</text:p>
      <text:p text:style-name="Standard"><text:s text:c="8"/>1. b</text:p>
      <text:p text:style-name="Standard"><text:s text:c="8"/>2. d</text:p>
      <text:p text:style-name="Standard"><text:s text:c="8"/>3. b</text:p>
      <text:p text:style-name="Standard"><text:s text:c="8"/>4. a</text:p>
      <text:p text:style-name="Standard"><text:s text:c="8"/>5. c</text:p>
      <text:p text:style-name="Standard"><text:s text:c="8"/>6. a</text:p>
      <text:p text:style-name="Standard"><text:s text:c="8"/>7. d</text:p>
      <text:p text:style-name="Standard"><text:s text:c="8"/>8. c</text:p>
      <text:p text:style-name="Standard"><text:s text:c="8"/>9. b</text:p>
      <text:p text:style-name="Standard"><text:s text:c="8"/>10. b</text:p>
      <text:p text:style-name="Standard"><text:s text:c="8"/>11. c</text:p>
      <text:p text:style-name="Standard"><text:s text:c="8"/>12. b</text:p>
      <text:p text:style-name="Standard"><text:s text:c="8"/>13. a</text:p>
      <text:p text:style-name="Standard"><text:s text:c="8"/>14. a</text:p>
      <text:p text:style-name="Standard"><text:s text:c="8"/>15. c</text:p>
      <text:p text:style-name="Standard"><text:s text:c="8"/>16. b</text:p>
      <text:p text:style-name="Standard"><text:s text:c="8"/>17. d</text:p>
      <text:p text:style-name="Standard"/>
      <text:p text:style-name="Standard"><text:soft-page-break/><text:s text:c="4"/>True or False</text:p>
      <text:p text:style-name="Standard"><text:s text:c="8"/>1. False</text:p>
      <text:p text:style-name="Standard"><text:s text:c="8"/>2. True</text:p>
      <text:p text:style-name="Standard"><text:s text:c="8"/>3. True</text:p>
      <text:p text:style-name="Standard"><text:s text:c="8"/>4. False</text:p>
      <text:p text:style-name="Standard"><text:s text:c="8"/>5. False</text:p>
      <text:p text:style-name="Standard"><text:s text:c="8"/>6. True</text:p>
      <text:p text:style-name="Standard"><text:s text:c="8"/>7. False</text:p>
      <text:p text:style-name="Standard"><text:s text:c="8"/>8. True</text:p>
      <text:p text:style-name="Standard"><text:s text:c="8"/>9. False</text:p>
      <text:p text:style-name="Standard"><text:s text:c="8"/>10. True</text:p>
      <text:p text:style-name="Standard"/>
      <text:p text:style-name="Standard"><text:span text:style-name="T1">List and Tuples </text:span>Multiple Choice</text:p>
      <text:p text:style-name="Standard">1. This term refers to an individual item in a list.</text:p>
      <text:p text:style-name="Standard"/>
      <text:p text:style-name="Standard"><text:s text:c="8"/>a. element</text:p>
      <text:p text:style-name="Standard"><text:s text:c="8"/>b. bin</text:p>
      <text:p text:style-name="Standard"><text:s text:c="8"/>c. cubby hole</text:p>
      <text:p text:style-name="Standard"><text:s text:c="8"/>d. slot</text:p>
      <text:p text:style-name="Standard"/>
      <text:p text:style-name="P7">a. element</text:p>
      <text:p text:style-name="Standard"/>
      <text:p text:style-name="Standard">2. This is a number that identifies an item in a list.</text:p>
      <text:p text:style-name="Standard"/>
      <text:p text:style-name="Standard"><text:s text:c="8"/>a. element</text:p>
      <text:p text:style-name="Standard"><text:s text:c="8"/>b. index</text:p>
      <text:p text:style-name="Standard"><text:s text:c="8"/>c. bookmark</text:p>
      <text:p text:style-name="Standard"><text:s text:c="8"/>d. identifier</text:p>
      <text:p text:style-name="Standard"/>
      <text:p text:style-name="P7">b. index</text:p>
      <text:p text:style-name="Standard"/>
      <text:p text:style-name="Standard">3. This is the first index in a list.</text:p>
      <text:p text:style-name="Standard"/>
      <text:p text:style-name="Standard"><text:s text:c="8"/>a. -1</text:p>
      <text:p text:style-name="Standard"><text:s text:c="8"/>b. 1</text:p>
      <text:p text:style-name="Standard"><text:s text:c="8"/>c. 0</text:p>
      <text:p text:style-name="Standard"><text:s text:c="8"/>d. The size of the list minus one</text:p>
      <text:p text:style-name="Standard"/>
      <text:p text:style-name="P7">c. 0</text:p>
      <text:p text:style-name="Standard"/>
      <text:p text:style-name="Standard">4. This is the last index in a list.</text:p>
      <text:p text:style-name="Standard"/>
      <text:p text:style-name="Standard"><text:s text:c="8"/>a. 1</text:p>
      <text:p text:style-name="Standard"><text:s text:c="8"/>b. 99</text:p>
      <text:p text:style-name="Standard"><text:s text:c="8"/>c. 0</text:p>
      <text:p text:style-name="Standard"><text:s text:c="8"/>d. The size of the list minus one</text:p>
      <text:p text:style-name="Standard"/>
      <text:p text:style-name="P7">d. The size of the list minus one</text:p>
      <text:p text:style-name="Standard"/>
      <text:p text:style-name="Standard"><text:soft-page-break/>5. This will happen if you try to use an index that is out of range for a list.</text:p>
      <text:p text:style-name="Standard"/>
      <text:p text:style-name="Standard"><text:s text:c="8"/>a. a ValueError exception will occur</text:p>
      <text:p text:style-name="Standard"><text:s text:c="8"/>b. an IndexError exception will occur</text:p>
      <text:p text:style-name="Standard"><text:s text:c="8"/>c. The list will be erased and the program will continue to run.</text:p>
      <text:p text:style-name="Standard"><text:s text:c="8"/>d. Nothing—the invalid index will be ignored</text:p>
      <text:p text:style-name="Standard"/>
      <text:p text:style-name="P7">b. an IndexError exception will occur</text:p>
      <text:p text:style-name="Standard"/>
      <text:p text:style-name="Standard">6. This function returns the length of a list.</text:p>
      <text:p text:style-name="Standard"/>
      <text:p text:style-name="Standard"><text:s text:c="8"/>a. length</text:p>
      <text:p text:style-name="Standard"><text:s text:c="8"/>b. size</text:p>
      <text:p text:style-name="Standard"><text:s text:c="8"/>c. len</text:p>
      <text:p text:style-name="Standard"><text:s text:c="8"/>d. lengthof</text:p>
      <text:p text:style-name="Standard"/>
      <text:p text:style-name="P7">c. len</text:p>
      <text:p text:style-name="Standard"/>
      <text:p text:style-name="Standard">7. When the * operator’s left operand is a list and its right operand is an integer, the</text:p>
      <text:p text:style-name="Standard"><text:s text:c="4"/>operator becomes this.</text:p>
      <text:p text:style-name="Standard"/>
      <text:p text:style-name="Standard"><text:s text:c="8"/>a. The multiplication operator</text:p>
      <text:p text:style-name="Standard"><text:s text:c="8"/>b. The repetition operator</text:p>
      <text:p text:style-name="Standard"><text:s text:c="8"/>c. The initialization operator</text:p>
      <text:p text:style-name="Standard"><text:s text:c="8"/>d. Nothing—the operator does not support those types of operands.</text:p>
      <text:p text:style-name="Standard"/>
      <text:p text:style-name="P7">b. The repetition operator</text:p>
      <text:p text:style-name="Standard"><text:s text:c="8"/></text:p>
      <text:p text:style-name="Standard">8. This list method adds an item to the end of an existing list.</text:p>
      <text:p text:style-name="Standard"/>
      <text:p text:style-name="Standard"><text:s text:c="8"/>a. add</text:p>
      <text:p text:style-name="Standard"><text:s text:c="8"/>b. add_to</text:p>
      <text:p text:style-name="Standard"><text:s text:c="8"/>c. increase</text:p>
      <text:p text:style-name="Standard"><text:s text:c="8"/>d. append</text:p>
      <text:p text:style-name="Standard"/>
      <text:p text:style-name="P7">d. append</text:p>
      <text:p text:style-name="Standard"/>
      <text:p text:style-name="Standard">9. This removes an item at a specific index in a list.</text:p>
      <text:p text:style-name="Standard"/>
      <text:p text:style-name="Standard"><text:s text:c="8"/>a. The remove method</text:p>
      <text:p text:style-name="Standard"><text:s text:c="8"/>b. The delete method</text:p>
      <text:p text:style-name="Standard"><text:s text:c="8"/>c. The del statement</text:p>
      <text:p text:style-name="Standard"><text:s text:c="8"/>d. The kill method</text:p>
      <text:p text:style-name="Standard"/>
      <text:p text:style-name="P7">c. The del statement</text:p>
      <text:p text:style-name="Standard"/>
      <text:p text:style-name="Standard">10. Assume the following statement appears in a program:</text:p>
      <text:p text:style-name="Standard"><text:s text:c="12"/>mylist = []</text:p>
      <text:p text:style-name="Standard"><text:s text:c="4"/>Which of the following statements would you use to add the string 'Labrador' to the</text:p>
      <text:p text:style-name="Standard"><text:soft-page-break/><text:s text:c="4"/>list at index 0?</text:p>
      <text:p text:style-name="Standard"/>
      <text:p text:style-name="Standard"><text:s text:c="8"/>a. mylist[0] = 'Labrador'</text:p>
      <text:p text:style-name="Standard"><text:s text:c="8"/>b. mylist.insert(0, 'Labrador')</text:p>
      <text:p text:style-name="Standard"><text:s text:c="8"/>c. mylist.append('Labrador')</text:p>
      <text:p text:style-name="Standard"><text:s text:c="8"/>d. mylist.insert('Labrador', 0)</text:p>
      <text:p text:style-name="Standard"/>
      <text:p text:style-name="P56">c. mylist.append('Labrador') <text:s text:c="2"/><text:span text:style-name="T13">+ <text:s text:c="3"/>mylist.insert(0, 'Labrador')</text:span></text:p>
      <text:p text:style-name="Standard"/>
      <text:p text:style-name="Standard">11. If you call the index method to locate an item in a list and the item is not found, this</text:p>
      <text:p text:style-name="Standard"><text:s text:c="4"/>happens.</text:p>
      <text:p text:style-name="Standard"/>
      <text:p text:style-name="Standard"><text:s text:c="8"/>a. A ValueError exception is raised</text:p>
      <text:p text:style-name="Standard"><text:s text:c="8"/>b. An InvalidIndex exception is raised</text:p>
      <text:p text:style-name="Standard"><text:s text:c="8"/>c. The method returns -1</text:p>
      <text:p text:style-name="Standard"><text:s text:c="8"/>d. Nothing happens. The program continues running at the next statement.</text:p>
      <text:p text:style-name="Standard"/>
      <text:p text:style-name="P7">a. A ValueError exception is raised</text:p>
      <text:p text:style-name="Standard"/>
      <text:p text:style-name="Standard">12. This built-in function returns the highest value in a list.</text:p>
      <text:p text:style-name="Standard"/>
      <text:p text:style-name="Standard"><text:s text:c="8"/>a. highest</text:p>
      <text:p text:style-name="Standard"><text:s text:c="8"/>b. max</text:p>
      <text:p text:style-name="Standard"><text:s text:c="8"/>c. greatest</text:p>
      <text:p text:style-name="Standard"><text:s text:c="8"/>d. best_of</text:p>
      <text:p text:style-name="Standard"/>
      <text:p text:style-name="P7">b. max</text:p>
      <text:p text:style-name="Standard"/>
      <text:p text:style-name="Standard">13. This file object method returns a list containing the file’s contents.</text:p>
      <text:p text:style-name="Standard"/>
      <text:p text:style-name="Standard"><text:s text:c="8"/>a. to_list</text:p>
      <text:p text:style-name="Standard"><text:s text:c="8"/>b. getlist</text:p>
      <text:p text:style-name="Standard"><text:s text:c="8"/>c. readline</text:p>
      <text:p text:style-name="Standard"><text:s text:c="8"/>d. readlines</text:p>
      <text:p text:style-name="Standard"/>
      <text:p text:style-name="P7">d. readlines</text:p>
      <text:p text:style-name="Standard"/>
      <text:p text:style-name="Standard">14. Which of the following statements creates a tuple?</text:p>
      <text:p text:style-name="Standard"/>
      <text:p text:style-name="Standard"><text:s text:c="8"/>a. values = [1, 2, 3, 4]</text:p>
      <text:p text:style-name="Standard"><text:s text:c="8"/>b. values = {1, 2, 3, 4}</text:p>
      <text:p text:style-name="Standard"><text:s text:c="8"/>c. values = (1)</text:p>
      <text:p text:style-name="Standard"><text:s text:c="8"/>d. values = (1,)</text:p>
      <text:p text:style-name="Standard"/>
      <text:p text:style-name="P7">d. values = (1,)</text:p>
      <text:p text:style-name="Standard"/>
      <text:p text:style-name="Standard">True or False:</text:p>
      <text:p text:style-name="Standard"/>
      <text:p text:style-name="Standard">1. Lists in Python are immutable.</text:p>
      <text:p text:style-name="Standard"><text:soft-page-break/></text:p>
      <text:p text:style-name="Standard"/>
      <text:p text:style-name="P8">False</text:p>
      <text:p text:style-name="Standard"/>
      <text:p text:style-name="Standard">2. Tuples in Python are immutable.</text:p>
      <text:p text:style-name="Standard"/>
      <text:p text:style-name="Standard"/>
      <text:p text:style-name="P8">True</text:p>
      <text:p text:style-name="Standard"/>
      <text:p text:style-name="P49">3. The del statement deletes an item at a specified index in a list.</text:p>
      <text:p text:style-name="Standard"/>
      <text:p text:style-name="Standard"/>
      <text:p text:style-name="P55">T<text:span text:style-name="T12">rue</text:span></text:p>
      <text:p text:style-name="Standard"/>
      <text:p text:style-name="Standard">4. Assume list1 references a list. After the following statement executes, list1 and list2 will reference two identical but separate lists in memory:</text:p>
      <text:p text:style-name="Standard"><text:s text:c="4"/>list2 = list1</text:p>
      <text:p text:style-name="Standard"/>
      <text:p text:style-name="Standard"/>
      <text:p text:style-name="P9">False</text:p>
      <text:p text:style-name="Standard"/>
      <text:p text:style-name="Standard">5. A file object’s writelines method automatically writes a newline ('\n') after writing</text:p>
      <text:p text:style-name="Standard"><text:s text:c="4"/>each list item to the file.</text:p>
      <text:p text:style-name="Standard"/>
      <text:p text:style-name="Standard"/>
      <text:p text:style-name="P9">False</text:p>
      <text:p text:style-name="Standard"/>
      <text:p text:style-name="Standard">6. You can use the + operator to concatenate two lists.</text:p>
      <text:p text:style-name="Standard"/>
      <text:p text:style-name="Standard"/>
      <text:p text:style-name="P9">True</text:p>
      <text:p text:style-name="Standard"/>
      <text:p text:style-name="Standard">7. A list can be an element in another list.</text:p>
      <text:p text:style-name="Standard"/>
      <text:p text:style-name="Standard"/>
      <text:p text:style-name="P9">True</text:p>
      <text:p text:style-name="Standard"/>
      <text:p text:style-name="Standard">8. You can remove an element from a tuple by calling the tuple’s remove method</text:p>
      <text:p text:style-name="Standard"/>
      <text:p text:style-name="Standard"/>
      <text:p text:style-name="P9">False</text:p>
      <text:p text:style-name="P9"/>
      <text:p text:style-name="Standard"><text:a xlink:type="simple" xlink:href="https://quizlet.com/106775830/chapter-7-flash-cards/" text:style-name="Internet_20_link" text:visited-style-name="Visited_20_Internet_20_Link">https://quizlet.com/106775830/chapter-7-flash-cards/</text:a> </text:p>
      <text:p text:style-name="Standard"/>
      <text:p text:style-name="P54">repetition operator = myList * 9</text:p>
      <text:p text:style-name="P54">readlines = object =&gt; list of stiring for each line</text:p>
      <text:p text:style-name="P54">writelines != auto adding /n at end of each line</text:p>
      <text:p text:style-name="Standard"/>
      <text:p text:style-name="Standard">Multiple Choice</text:p>
      <text:p text:style-name="Standard"><text:soft-page-break/><text:s text:c="8"/>1. a</text:p>
      <text:p text:style-name="Standard"><text:s text:c="8"/>2. b</text:p>
      <text:p text:style-name="Standard"><text:s text:c="8"/>3. c</text:p>
      <text:p text:style-name="Standard"><text:s text:c="8"/>4. d</text:p>
      <text:p text:style-name="Standard"><text:s text:c="8"/>5. b</text:p>
      <text:p text:style-name="Standard"><text:s text:c="8"/>6. c</text:p>
      <text:p text:style-name="Standard"><text:s text:c="8"/>7. b</text:p>
      <text:p text:style-name="Standard"><text:s text:c="8"/>8. d</text:p>
      <text:p text:style-name="Standard"><text:s text:c="8"/>9. c</text:p>
      <text:p text:style-name="Standard"><text:s text:c="8"/>10. b or c</text:p>
      <text:p text:style-name="Standard"><text:s text:c="8"/>11. a</text:p>
      <text:p text:style-name="Standard"><text:s text:c="8"/>12. b</text:p>
      <text:p text:style-name="Standard"><text:s text:c="8"/>13. d</text:p>
      <text:p text:style-name="Standard"><text:s text:c="8"/>14. d</text:p>
      <text:p text:style-name="Standard"/>
      <text:p text:style-name="Standard"><text:s text:c="4"/>True or False</text:p>
      <text:p text:style-name="Standard"><text:s text:c="8"/>1. False</text:p>
      <text:p text:style-name="Standard"><text:s text:c="8"/>2. True</text:p>
      <text:p text:style-name="Standard"><text:s text:c="8"/>3. True</text:p>
      <text:p text:style-name="Standard"><text:s text:c="8"/>4. False</text:p>
      <text:p text:style-name="Standard"><text:s text:c="8"/>5. False</text:p>
      <text:p text:style-name="Standard"><text:s text:c="8"/>6. True</text:p>
      <text:p text:style-name="Standard"><text:s text:c="8"/>7. True</text:p>
      <text:p text:style-name="Standard"><text:s text:c="8"/>8. False</text:p>
      <text:p text:style-name="Standard"/>
      <text:p text:style-name="Standard"/>
      <text:p text:style-name="Standard"><text:span text:style-name="T1">Decision Structure </text:span>Multiple Choice</text:p>
      <text:p text:style-name="Standard"/>
      <text:p text:style-name="Standard">1. A __________ structure can execute a set of statements only under certain circumstances.</text:p>
      <text:p text:style-name="Standard"/>
      <text:p text:style-name="Standard"><text:s text:c="8"/>a. sequence</text:p>
      <text:p text:style-name="Standard"><text:s text:c="8"/>b. circumstantial</text:p>
      <text:p text:style-name="Standard"><text:s text:c="8"/>c. decision</text:p>
      <text:p text:style-name="Standard"><text:s text:c="8"/>d. Boolean</text:p>
      <text:p text:style-name="Standard"/>
      <text:p text:style-name="P13">c. decision</text:p>
      <text:p text:style-name="Standard"/>
      <text:p text:style-name="Standard">2. A __________ structure provides one alternative path of execution.</text:p>
      <text:p text:style-name="Standard"/>
      <text:p text:style-name="Standard"><text:s text:c="8"/>a. sequence</text:p>
      <text:p text:style-name="Standard"><text:s text:c="8"/>b. single alternative decision</text:p>
      <text:p text:style-name="Standard"><text:s text:c="8"/>c. one path alternative</text:p>
      <text:p text:style-name="Standard"><text:s text:c="8"/>d. single execution decision</text:p>
      <text:p text:style-name="Standard"/>
      <text:p text:style-name="P13">b. single alternative decision</text:p>
      <text:p text:style-name="Standard"/>
      <text:p text:style-name="Standard">3. A(n) __________ expression has a value of either true or false.</text:p>
      <text:p text:style-name="Standard"/>
      <text:p text:style-name="Standard"><text:s text:c="8"/>a. binary</text:p>
      <text:p text:style-name="Standard"><text:soft-page-break/><text:s text:c="8"/>b. decision</text:p>
      <text:p text:style-name="Standard"><text:s text:c="8"/>c. unconditional</text:p>
      <text:p text:style-name="Standard"><text:s text:c="8"/>d. Boolean</text:p>
      <text:p text:style-name="Standard"/>
      <text:p text:style-name="P13">d. Boolean</text:p>
      <text:p text:style-name="Standard"/>
      <text:p text:style-name="Standard">4. The symbols &gt;, &lt;, and == are all __________ operators.</text:p>
      <text:p text:style-name="Standard"/>
      <text:p text:style-name="Standard"><text:s text:c="8"/>a. relational</text:p>
      <text:p text:style-name="Standard"><text:s text:c="8"/>b. logical</text:p>
      <text:p text:style-name="Standard"><text:s text:c="8"/>c. conditional</text:p>
      <text:p text:style-name="Standard"><text:s text:c="8"/>d. ternary</text:p>
      <text:p text:style-name="Standard"/>
      <text:p text:style-name="P13">a. relational</text:p>
      <text:p text:style-name="Standard"/>
      <text:p text:style-name="Standard">5. A(n) _________ structure tests a condition and then takes one path if the condition is</text:p>
      <text:p text:style-name="Standard"><text:s text:c="4"/>true, or another path if the condition is false.</text:p>
      <text:p text:style-name="Standard"/>
      <text:p text:style-name="Standard"><text:s text:c="8"/>a. if statement</text:p>
      <text:p text:style-name="Standard"><text:s text:c="8"/>b. single alternative decision</text:p>
      <text:p text:style-name="Standard"><text:s text:c="8"/>c. dual alternative decision</text:p>
      <text:p text:style-name="Standard"><text:s text:c="8"/>d. sequence</text:p>
      <text:p text:style-name="Standard"/>
      <text:p text:style-name="P13">c. dual alternative decision</text:p>
      <text:p text:style-name="Standard"/>
      <text:p text:style-name="Standard">6. You use a(n) __________ statement to write a single alternative decision structure.</text:p>
      <text:p text:style-name="Standard"/>
      <text:p text:style-name="Standard"><text:s text:c="8"/>a. test-jump</text:p>
      <text:p text:style-name="Standard"><text:s text:c="8"/>b. if</text:p>
      <text:p text:style-name="Standard"><text:s text:c="8"/>c. if-else</text:p>
      <text:p text:style-name="Standard"><text:s text:c="8"/>d. if-call</text:p>
      <text:p text:style-name="Standard"/>
      <text:p text:style-name="P13">b. if</text:p>
      <text:p text:style-name="Standard"/>
      <text:p text:style-name="Standard">7. You use a(n) __________ statement to write a dual alternative decision structure.</text:p>
      <text:p text:style-name="Standard"/>
      <text:p text:style-name="Standard"><text:s text:c="8"/>a. test-jump</text:p>
      <text:p text:style-name="Standard"><text:s text:c="8"/>b. if</text:p>
      <text:p text:style-name="Standard"><text:s text:c="8"/>c. if-else</text:p>
      <text:p text:style-name="Standard"><text:s text:c="8"/>d. if-call</text:p>
      <text:p text:style-name="Standard"/>
      <text:p text:style-name="P13">c. if-else</text:p>
      <text:p text:style-name="Standard"/>
      <text:p text:style-name="Standard">8. and, or, and not are __________ operators.</text:p>
      <text:p text:style-name="Standard"/>
      <text:p text:style-name="Standard"><text:s text:c="8"/>a. relational</text:p>
      <text:p text:style-name="Standard"><text:s text:c="8"/>b. logical</text:p>
      <text:p text:style-name="Standard"><text:s text:c="8"/>c. conditional</text:p>
      <text:p text:style-name="Standard"><text:s text:c="8"/>d. ternary</text:p>
      <text:p text:style-name="Standard"><text:soft-page-break/></text:p>
      <text:p text:style-name="P13">b. logical</text:p>
      <text:p text:style-name="Standard"/>
      <text:p text:style-name="Standard">9. A compound Boolean expression created with the __________ operator is true only if</text:p>
      <text:p text:style-name="Standard"><text:s text:c="4"/>both of its subexpressions are true.</text:p>
      <text:p text:style-name="Standard"/>
      <text:p text:style-name="Standard"><text:s text:c="8"/>a. and</text:p>
      <text:p text:style-name="Standard"><text:s text:c="8"/>b. or</text:p>
      <text:p text:style-name="Standard"><text:s text:c="8"/>c. not</text:p>
      <text:p text:style-name="Standard"><text:s text:c="8"/>d. both</text:p>
      <text:p text:style-name="Standard"/>
      <text:p text:style-name="P13">a. and</text:p>
      <text:p text:style-name="Standard"/>
      <text:p text:style-name="Standard">10. A compound Boolean expression created with the _________ operator is true if either</text:p>
      <text:p text:style-name="Standard"><text:s text:c="4"/>of its subexpressions is true.</text:p>
      <text:p text:style-name="Standard"/>
      <text:p text:style-name="Standard"><text:s text:c="8"/>a. and</text:p>
      <text:p text:style-name="Standard"><text:s text:c="8"/>b. or</text:p>
      <text:p text:style-name="Standard"><text:s text:c="8"/>c. not</text:p>
      <text:p text:style-name="Standard"><text:s text:c="8"/>d. either</text:p>
      <text:p text:style-name="Standard"/>
      <text:p text:style-name="P13">b. or</text:p>
      <text:p text:style-name="Standard"/>
      <text:p text:style-name="Standard">11. The ___________ operator takes a Boolean expression as its operand and reverses its</text:p>
      <text:p text:style-name="Standard"><text:s text:c="4"/>logical value.</text:p>
      <text:p text:style-name="Standard"/>
      <text:p text:style-name="Standard"><text:s text:c="8"/>a. and</text:p>
      <text:p text:style-name="Standard"><text:s text:c="8"/>b. or</text:p>
      <text:p text:style-name="Standard"><text:s text:c="8"/>c. not</text:p>
      <text:p text:style-name="Standard"><text:s text:c="8"/>d. either</text:p>
      <text:p text:style-name="Standard"/>
      <text:p text:style-name="P13">c. not</text:p>
      <text:p text:style-name="Standard"/>
      <text:p text:style-name="Standard">12. A ___________ is a Boolean variable that signals when some condition exists in the</text:p>
      <text:p text:style-name="Standard"><text:s text:c="4"/>program.</text:p>
      <text:p text:style-name="Standard"/>
      <text:p text:style-name="Standard"><text:s text:c="8"/>a. flag</text:p>
      <text:p text:style-name="Standard"><text:s text:c="8"/>b. signal</text:p>
      <text:p text:style-name="Standard"><text:s text:c="8"/>c. sentinel</text:p>
      <text:p text:style-name="Standard"><text:s text:c="8"/>d. siren</text:p>
      <text:p text:style-name="Standard"/>
      <text:p text:style-name="P14">a. flag</text:p>
      <text:p text:style-name="Standard"/>
      <text:p text:style-name="Standard">True or False</text:p>
      <text:p text:style-name="Standard">1. You can write any program using only sequence structures.</text:p>
      <text:p text:style-name="Standard"/>
      <text:p text:style-name="Standard"/>
      <text:p text:style-name="P15">False</text:p>
      <text:p text:style-name="Standard"><text:s text:c="4"/></text:p>
      <text:p text:style-name="Standard"><text:soft-page-break/>2. A program can be made of only one type of control structure. You cannot combine</text:p>
      <text:p text:style-name="Standard"><text:s text:c="4"/>structures.</text:p>
      <text:p text:style-name="Standard"/>
      <text:p text:style-name="Standard"/>
      <text:p text:style-name="P15">False</text:p>
      <text:p text:style-name="Standard"/>
      <text:p text:style-name="Standard">3. A single alternative decision structure tests a condition and then takes one path if the</text:p>
      <text:p text:style-name="Standard"><text:s text:c="4"/>condition is true, or another path if the condition is false.</text:p>
      <text:p text:style-name="Standard"/>
      <text:p text:style-name="Standard"/>
      <text:p text:style-name="P15">False</text:p>
      <text:p text:style-name="Standard"/>
      <text:p text:style-name="Standard">4. A decision structure can be nested inside another decision structure.</text:p>
      <text:p text:style-name="Standard"/>
      <text:p text:style-name="Standard"/>
      <text:p text:style-name="P15">True</text:p>
      <text:p text:style-name="Standard"/>
      <text:p text:style-name="Standard">5. A compound Boolean expression created with the and operator is true only when both</text:p>
      <text:p text:style-name="Standard"><text:s text:c="4"/>subexpressions are true.</text:p>
      <text:p text:style-name="Standard"/>
      <text:p text:style-name="Standard"/>
      <text:p text:style-name="P15">True</text:p>
      <text:p text:style-name="Standard"/>
      <text:p text:style-name="Standard"><text:a xlink:type="simple" xlink:href="https://quizlet.com/447550257/ch4-t-or-f-flash-cards/" text:style-name="Internet_20_link" text:visited-style-name="Visited_20_Internet_20_Link">https://quizlet.com/447550257/ch4-t-or-f-flash-cards/</text:a> </text:p>
      <text:p text:style-name="Standard"><text:a xlink:type="simple" xlink:href="https://quizlet.com/25196481/chapter-4-review-questions-flash-cards/" text:style-name="Internet_20_link" text:visited-style-name="Visited_20_Internet_20_Link">https://quizlet.com/25196481/chapter-4-review-questions-flash-cards/</text:a> </text:p>
      <text:p text:style-name="Standard"/>
      <text:p text:style-name="Standard"><text:s text:c="3"/>Multiple Choice</text:p>
      <text:p text:style-name="Standard"><text:s text:c="8"/>1. c</text:p>
      <text:p text:style-name="Standard"><text:s text:c="8"/>2. b</text:p>
      <text:p text:style-name="Standard"><text:s text:c="8"/>3. d</text:p>
      <text:p text:style-name="Standard"><text:s text:c="8"/>4. a</text:p>
      <text:p text:style-name="Standard"><text:s text:c="8"/>5. c</text:p>
      <text:p text:style-name="Standard"><text:s text:c="8"/>6. b</text:p>
      <text:p text:style-name="Standard"><text:s text:c="8"/>7. c</text:p>
      <text:p text:style-name="Standard"><text:s text:c="8"/>8. b</text:p>
      <text:p text:style-name="Standard"><text:s text:c="8"/>9. a</text:p>
      <text:p text:style-name="Standard"><text:s text:c="8"/>10. b</text:p>
      <text:p text:style-name="Standard"><text:s text:c="8"/>11. c</text:p>
      <text:p text:style-name="Standard"><text:s text:c="8"/>12. a</text:p>
      <text:p text:style-name="Standard"/>
      <text:p text:style-name="Standard"><text:s text:c="4"/>True or False</text:p>
      <text:p text:style-name="Standard"><text:s text:c="8"/>1. False</text:p>
      <text:p text:style-name="Standard"><text:s text:c="8"/>2. False</text:p>
      <text:p text:style-name="Standard"><text:s text:c="8"/>3. False</text:p>
      <text:p text:style-name="Standard"><text:s text:c="8"/>4. True</text:p>
      <text:p text:style-name="Standard">5. True</text:p>
      <text:p text:style-name="Standard"/>
      <text:p text:style-name="Standard"/>
      <text:p text:style-name="Standard"><text:span text:style-name="T1">Repetition Structure </text:span>Multiple Choice:</text:p>
      <text:p text:style-name="Standard"><text:soft-page-break/></text:p>
      <text:p text:style-name="Standard">1. A __________ -controlled loop uses a true/false condition to control the number of</text:p>
      <text:p text:style-name="Standard"><text:s text:c="4"/>times that it repeats.</text:p>
      <text:p text:style-name="Standard"/>
      <text:p text:style-name="Standard"><text:s text:c="8"/>a. Boolean</text:p>
      <text:p text:style-name="Standard"><text:s text:c="8"/>b. condition</text:p>
      <text:p text:style-name="Standard"><text:s text:c="8"/>c. decision</text:p>
      <text:p text:style-name="Standard"><text:s text:c="8"/>d. count</text:p>
      <text:p text:style-name="Standard"/>
      <text:p text:style-name="P14">b. condition</text:p>
      <text:p text:style-name="Standard"/>
      <text:p text:style-name="Standard">2. A __________ -controlled loop repeats a specific number of times.</text:p>
      <text:p text:style-name="Standard"/>
      <text:p text:style-name="Standard"><text:s text:c="8"/>a. Boolean</text:p>
      <text:p text:style-name="Standard"><text:s text:c="8"/>b. condition</text:p>
      <text:p text:style-name="Standard"><text:s text:c="8"/>c. decision</text:p>
      <text:p text:style-name="Standard"><text:s text:c="8"/>d. count</text:p>
      <text:p text:style-name="Standard"/>
      <text:p text:style-name="P14">d. count</text:p>
      <text:p text:style-name="Standard"/>
      <text:p text:style-name="Standard">3. Each repetition of a loop is known as a(n) __________.</text:p>
      <text:p text:style-name="Standard"/>
      <text:p text:style-name="Standard"><text:s text:c="8"/>a. cycle</text:p>
      <text:p text:style-name="Standard"><text:s text:c="8"/>b. revolution</text:p>
      <text:p text:style-name="Standard"><text:s text:c="8"/>c. orbit</text:p>
      <text:p text:style-name="Standard"><text:s text:c="8"/>d. iteration</text:p>
      <text:p text:style-name="Standard"/>
      <text:p text:style-name="P14">d. iteration</text:p>
      <text:p text:style-name="Standard"/>
      <text:p text:style-name="Standard">4. The while loop is a __________ type of loop.</text:p>
      <text:p text:style-name="Standard"/>
      <text:p text:style-name="Standard"><text:s text:c="8"/>a. pretest</text:p>
      <text:p text:style-name="Standard"><text:s text:c="8"/>b. no-test</text:p>
      <text:p text:style-name="Standard"><text:s text:c="8"/>c. prequalified</text:p>
      <text:p text:style-name="Standard"><text:s text:c="8"/>d. post-iterative</text:p>
      <text:p text:style-name="Standard"/>
      <text:p text:style-name="P14">a. pretest</text:p>
      <text:p text:style-name="Standard"/>
      <text:p text:style-name="Standard">5. A(n) __________ loop has no way of ending and repeats until the program is interrupted.</text:p>
      <text:p text:style-name="Standard"/>
      <text:p text:style-name="Standard"><text:s text:c="8"/>a. indeterminate</text:p>
      <text:p text:style-name="Standard"><text:s text:c="8"/>b. interminable</text:p>
      <text:p text:style-name="Standard"><text:s text:c="8"/>c. infinite</text:p>
      <text:p text:style-name="Standard"><text:s text:c="8"/>d. timeless</text:p>
      <text:p text:style-name="Standard"/>
      <text:p text:style-name="P14">c. infinite</text:p>
      <text:p text:style-name="Standard"/>
      <text:p text:style-name="Standard">6. The -= operator is an example of a(n) __________ operator.</text:p>
      <text:p text:style-name="Standard"/>
      <text:p text:style-name="Standard"><text:soft-page-break/><text:s text:c="8"/>a. relational</text:p>
      <text:p text:style-name="Standard"><text:s text:c="8"/>b. augmented assignment</text:p>
      <text:p text:style-name="Standard"><text:s text:c="8"/>c. complex assignment</text:p>
      <text:p text:style-name="Standard"><text:s text:c="8"/>d. reverse assignment</text:p>
      <text:p text:style-name="Standard"/>
      <text:p text:style-name="P14">b. augmented assignment</text:p>
      <text:p text:style-name="Standard"/>
      <text:p text:style-name="Standard">7. A(n) __________ variable keeps a running total.</text:p>
      <text:p text:style-name="Standard"/>
      <text:p text:style-name="Standard"><text:s text:c="8"/>a. sentinel</text:p>
      <text:p text:style-name="Standard"><text:s text:c="8"/>b. sum</text:p>
      <text:p text:style-name="Standard"><text:s text:c="8"/>c. total</text:p>
      <text:p text:style-name="Standard"><text:s text:c="8"/>d. accumulator</text:p>
      <text:p text:style-name="Standard"/>
      <text:p text:style-name="P14">d. accumulator</text:p>
      <text:p text:style-name="Standard"/>
      <text:p text:style-name="Standard">8. A(n) __________ is a special value that signals when there are no more items from a</text:p>
      <text:p text:style-name="Standard"><text:s text:c="4"/>list of items to be processed. This value cannot be mistaken as an item from the list.</text:p>
      <text:p text:style-name="Standard"/>
      <text:p text:style-name="Standard"><text:s text:c="8"/>a. sentinel</text:p>
      <text:p text:style-name="Standard"><text:s text:c="8"/>b. flag</text:p>
      <text:p text:style-name="Standard"><text:s text:c="8"/>c. signal</text:p>
      <text:p text:style-name="Standard"><text:s text:c="8"/>d. accumulator</text:p>
      <text:p text:style-name="Standard"/>
      <text:p text:style-name="P16">a. sentinel</text:p>
      <text:p text:style-name="Standard"><text:s text:c="8"/></text:p>
      <text:p text:style-name="Standard">9. GIGO stands for</text:p>
      <text:p text:style-name="Standard"/>
      <text:p text:style-name="Standard"><text:s text:c="8"/>a. great input, great output</text:p>
      <text:p text:style-name="Standard"><text:s text:c="8"/>b. garbage in, garbage out</text:p>
      <text:p text:style-name="Standard"><text:s text:c="8"/>c. GIGahertz Output</text:p>
      <text:p text:style-name="Standard"><text:s text:c="8"/>d. GIGabyte Operation</text:p>
      <text:p text:style-name="Standard"/>
      <text:p text:style-name="P16"><text:span text:style-name="T4">b</text:span>. garbage in, garbage out</text:p>
      <text:p text:style-name="Standard"/>
      <text:p text:style-name="Standard">10. The integrity of a program’s output is only as good as the integrity of the program’s</text:p>
      <text:p text:style-name="Standard"/>
      <text:p text:style-name="Standard"><text:s text:c="8"/>a. compiler</text:p>
      <text:p text:style-name="Standard"><text:s text:c="8"/>b. programming language</text:p>
      <text:p text:style-name="Standard"><text:s text:c="8"/>c. input</text:p>
      <text:p text:style-name="Standard"><text:s text:c="8"/>d. debugger</text:p>
      <text:p text:style-name="Standard"/>
      <text:p text:style-name="P16">c. input</text:p>
      <text:p text:style-name="Standard"/>
      <text:p text:style-name="Standard">11. The input operation that appears just before a validation loop is known as the</text:p>
      <text:p text:style-name="Standard"/>
      <text:p text:style-name="Standard"><text:s text:c="8"/>a. prevalidation read</text:p>
      <text:p text:style-name="Standard"><text:s text:c="8"/>b. primordial read</text:p>
      <text:p text:style-name="Standard"><text:s text:c="8"/>c. initialization read</text:p>
      <text:p text:style-name="Standard"><text:soft-page-break/><text:s text:c="8"/>d. priming read</text:p>
      <text:p text:style-name="Standard"/>
      <text:p text:style-name="P16">d. priming read</text:p>
      <text:p text:style-name="Standard"/>
      <text:p text:style-name="Standard">12. Validation loops are also known as</text:p>
      <text:p text:style-name="Standard"/>
      <text:p text:style-name="Standard"><text:s text:c="8"/>a. error traps</text:p>
      <text:p text:style-name="Standard"><text:s text:c="8"/>b. doomsday loops</text:p>
      <text:p text:style-name="Standard"><text:s text:c="8"/>c. error avoidance loops</text:p>
      <text:p text:style-name="Standard"><text:s text:c="8"/>d. defensive loops</text:p>
      <text:p text:style-name="Standard"/>
      <text:p text:style-name="P16">a. error traps</text:p>
      <text:p text:style-name="Standard"/>
      <text:p text:style-name="Standard">True or False:</text:p>
      <text:p text:style-name="Standard"/>
      <text:p text:style-name="Standard">1. A condition-controlled loop always repeats a specific number of times.</text:p>
      <text:p text:style-name="Standard"/>
      <text:p text:style-name="Standard"/>
      <text:p text:style-name="P17">False</text:p>
      <text:p text:style-name="Standard"/>
      <text:p text:style-name="Standard">2. The while loop is a pretest loop.</text:p>
      <text:p text:style-name="Standard"/>
      <text:p text:style-name="Standard"/>
      <text:p text:style-name="P17">True</text:p>
      <text:p text:style-name="Standard"/>
      <text:p text:style-name="Standard">3. The following statement subtracts 1 from x: x = x – 1</text:p>
      <text:p text:style-name="Standard"/>
      <text:p text:style-name="Standard"/>
      <text:p text:style-name="P17">True</text:p>
      <text:p text:style-name="P16"/>
      <text:p text:style-name="Standard">4. It is not necessary to initialize accumulator variables.</text:p>
      <text:p text:style-name="Standard"/>
      <text:p text:style-name="Standard"/>
      <text:p text:style-name="P17">False</text:p>
      <text:p text:style-name="Standard"/>
      <text:p text:style-name="Standard">5. In a nested loop, the inner loop goes through all of its iterations for every </text:p>
      <text:p text:style-name="Standard"><text:s text:c="4"/>single iteration of the outer loop.</text:p>
      <text:p text:style-name="Standard"/>
      <text:p text:style-name="Standard"/>
      <text:p text:style-name="P17">True</text:p>
      <text:p text:style-name="Standard"/>
      <text:p text:style-name="P49">6. To calculate the total number of iterations of a nested loop, add the number of </text:p>
      <text:p text:style-name="P49"><text:s text:c="4"/>iterations of all the loops.</text:p>
      <text:p text:style-name="Standard"/>
      <text:p text:style-name="Standard"/>
      <text:p text:style-name="P42">F<text:span text:style-name="T12">alse</text:span></text:p>
      <text:p text:style-name="P17"/>
      <text:p text:style-name="Standard">7. The process of input validation works as follows: when the user of a program enters</text:p>
      <text:p text:style-name="Standard"><text:s text:c="4"/>invalid data, the program should ask the user “Are you sure you meant to enter that?”</text:p>
      <text:p text:style-name="Standard"><text:soft-page-break/><text:s text:c="4"/>If the user answers “yes,” the program should accept the data.</text:p>
      <text:p text:style-name="Standard"/>
      <text:p text:style-name="P48">False</text:p>
      <text:p text:style-name="P48"/>
      <text:p text:style-name="P52">error traps 11</text:p>
      <text:p text:style-name="P52">priming read 12</text:p>
      <text:p text:style-name="P58">loop iteration</text:p>
      <text:p text:style-name="Standard"/>
      <text:p text:style-name="Standard"><text:a xlink:type="simple" xlink:href="https://quizlet.com/45093484/python-ch-5-flash-cards/" text:style-name="Internet_20_link" text:visited-style-name="Visited_20_Internet_20_Link">https://quizlet.com/45093484/python-ch-5-flash-cards/</text:a> </text:p>
      <text:p text:style-name="Standard"><text:a xlink:type="simple" xlink:href="https://quizlet.com/236770171/ch-4-tf-flash-cards/" text:style-name="Internet_20_link" text:visited-style-name="Visited_20_Internet_20_Link">https://quizlet.com/236770171/ch-4-tf-flash-cards/</text:a> </text:p>
      <text:p text:style-name="Standard"/>
      <text:p text:style-name="Standard">Multiple Choice</text:p>
      <text:p text:style-name="Standard"><text:s text:c="8"/>1. b</text:p>
      <text:p text:style-name="Standard"><text:s text:c="8"/>2. d</text:p>
      <text:p text:style-name="Standard"><text:s text:c="8"/>3. d</text:p>
      <text:p text:style-name="Standard"><text:s text:c="8"/>4. a</text:p>
      <text:p text:style-name="Standard"><text:s text:c="8"/>5. c</text:p>
      <text:p text:style-name="Standard"><text:s text:c="8"/>6. b</text:p>
      <text:p text:style-name="Standard"><text:s text:c="8"/>7. d</text:p>
      <text:p text:style-name="Standard"><text:s text:c="8"/>8. a</text:p>
      <text:p text:style-name="Standard"><text:s text:c="8"/>9. b</text:p>
      <text:p text:style-name="Standard"><text:s text:c="8"/>10. c</text:p>
      <text:p text:style-name="Standard"><text:s text:c="8"/>11. d</text:p>
      <text:p text:style-name="Standard"><text:s text:c="8"/>12. a</text:p>
      <text:p text:style-name="Standard"/>
      <text:p text:style-name="Standard"><text:s text:c="4"/>True or False</text:p>
      <text:p text:style-name="Standard"><text:s text:c="8"/>1. False</text:p>
      <text:p text:style-name="Standard"><text:s text:c="8"/>2. True</text:p>
      <text:p text:style-name="Standard"><text:s text:c="8"/>3. True</text:p>
      <text:p text:style-name="Standard"><text:s text:c="8"/>4. False</text:p>
      <text:p text:style-name="Standard"><text:s text:c="8"/>5. True</text:p>
      <text:p text:style-name="Standard"><text:s text:c="8"/>6. False</text:p>
      <text:p text:style-name="Standard"><text:s text:c="8"/>7. False</text:p>
      <text:p text:style-name="Standard"/>
      <text:p text:style-name="Standard"><text:span text:style-name="T1">Input Output </text:span>Multiple Choice</text:p>
      <text:p text:style-name="Standard"/>
      <text:p text:style-name="Standard">1. A __________ error does not prevent the program from running, but causes it to</text:p>
      <text:p text:style-name="Standard"><text:s text:c="8"/>produce incorrect results.</text:p>
      <text:p text:style-name="Standard"/>
      <text:p text:style-name="Standard"><text:s text:c="8"/>a. syntax</text:p>
      <text:p text:style-name="Standard"><text:s text:c="8"/>b. hardware</text:p>
      <text:p text:style-name="Standard"><text:s text:c="8"/>c. logic</text:p>
      <text:p text:style-name="Standard"><text:s text:c="8"/>d. fatal</text:p>
      <text:p text:style-name="Standard"/>
      <text:p text:style-name="Standard"/>
      <text:p text:style-name="P18">c. logic</text:p>
      <text:p text:style-name="Standard"/>
      <text:p text:style-name="Standard">2. A __________ is a single function that the program must perform in order to satisfy the</text:p>
      <text:p text:style-name="Standard"><text:s text:c="8"/>customer.</text:p>
      <text:p text:style-name="Standard"><text:soft-page-break/></text:p>
      <text:p text:style-name="Standard"><text:s text:c="8"/>a. task</text:p>
      <text:p text:style-name="Standard"><text:s text:c="8"/>b. software requirement</text:p>
      <text:p text:style-name="Standard"><text:s text:c="8"/>c. prerequisite</text:p>
      <text:p text:style-name="Standard"><text:s text:c="8"/>d. predicate</text:p>
      <text:p text:style-name="Standard"/>
      <text:p text:style-name="Standard"/>
      <text:p text:style-name="P18">b. software requirement</text:p>
      <text:p text:style-name="Standard"/>
      <text:p text:style-name="Standard">3. A(n) __________ is a set of well-defined logical steps that must be taken to perform a</text:p>
      <text:p text:style-name="Standard"><text:s text:c="8"/>task.</text:p>
      <text:p text:style-name="Standard"/>
      <text:p text:style-name="Standard"><text:s text:c="8"/>a. logarithm</text:p>
      <text:p text:style-name="Standard"><text:s text:c="8"/>b. plan of action</text:p>
      <text:p text:style-name="Standard"><text:s text:c="8"/>c. logic schedule</text:p>
      <text:p text:style-name="Standard"><text:s text:c="8"/>d. algorithm <text:s text:c="6"/></text:p>
      <text:p text:style-name="Standard"/>
      <text:p text:style-name="Standard"/>
      <text:p text:style-name="P18">d. algorithm </text:p>
      <text:p text:style-name="Standard"/>
      <text:p text:style-name="Standard">4. An informal language that has no syntax rules, and is not meant to be compiled or</text:p>
      <text:p text:style-name="Standard"><text:s text:c="4"/>executed is called __________.</text:p>
      <text:p text:style-name="Standard"><text:s text:c="8"/>a. faux code</text:p>
      <text:p text:style-name="Standard"><text:s text:c="8"/>b. pseudocode</text:p>
      <text:p text:style-name="Standard"><text:s text:c="8"/>c. Python</text:p>
      <text:p text:style-name="Standard"><text:s text:c="8"/>d. a flowchart</text:p>
      <text:p text:style-name="Standard"/>
      <text:p text:style-name="P18">b. pseudocode</text:p>
      <text:p text:style-name="Standard"/>
      <text:p text:style-name="Standard">5. A __________ is a diagram that graphically depicts the steps that take place in a</text:p>
      <text:p text:style-name="Standard"><text:s text:c="4"/>program.</text:p>
      <text:p text:style-name="Standard"/>
      <text:p text:style-name="Standard"><text:s text:c="8"/>a. flowchart</text:p>
      <text:p text:style-name="Standard"><text:s text:c="8"/>b. step chart</text:p>
      <text:p text:style-name="Standard"><text:s text:c="8"/>c. code graph</text:p>
      <text:p text:style-name="P12"><text:s text:c="8"/>d. program graph <text:s text:c="2"/></text:p>
      <text:p text:style-name="P12"/>
      <text:p text:style-name="P12"><text:s/></text:p>
      <text:p text:style-name="P18">a. flowchart</text:p>
      <text:p text:style-name="P18"/>
      <text:p text:style-name="Standard">6. A __________ is a sequence of characters.</text:p>
      <text:p text:style-name="Standard"/>
      <text:p text:style-name="Standard"><text:s text:c="8"/>a. char sequence</text:p>
      <text:p text:style-name="Standard"><text:s text:c="8"/>b. character collection</text:p>
      <text:p text:style-name="Standard"><text:s text:c="8"/>c. string</text:p>
      <text:p text:style-name="Standard"><text:s text:c="8"/>d. text block</text:p>
      <text:p text:style-name="Standard"/>
      <text:p text:style-name="P18">c. string</text:p>
      <text:p text:style-name="Standard"/>
      <text:p text:style-name="Standard"><text:soft-page-break/>7. A __________ is a name that references a value in the computer’s memory.</text:p>
      <text:p text:style-name="Standard"/>
      <text:p text:style-name="Standard"><text:s text:c="8"/>a. variable</text:p>
      <text:p text:style-name="Standard"><text:s text:c="8"/>b. register</text:p>
      <text:p text:style-name="Standard"><text:s text:c="8"/>c. RAM slot</text:p>
      <text:p text:style-name="Standard"><text:s text:c="8"/>d. byte <text:s text:c="2"/></text:p>
      <text:p text:style-name="Standard"/>
      <text:p text:style-name="P18">a. variable</text:p>
      <text:p text:style-name="Standard"/>
      <text:p text:style-name="Standard">8. A __________ is any hypothetical person using a program and providing input for it.</text:p>
      <text:p text:style-name="Standard"/>
      <text:p text:style-name="Standard"><text:s text:c="8"/>a. designer</text:p>
      <text:p text:style-name="Standard"><text:s text:c="8"/>b. user</text:p>
      <text:p text:style-name="Standard"><text:s text:c="8"/>c. guinea pig</text:p>
      <text:p text:style-name="Standard"><text:s text:c="8"/>d. test subject</text:p>
      <text:p text:style-name="Standard"/>
      <text:p text:style-name="P19">b. user</text:p>
      <text:p text:style-name="Standard"><text:s text:c="4"/></text:p>
      <text:p text:style-name="Standard">9. A string literal in Python must be enclosed in</text:p>
      <text:p text:style-name="Standard"/>
      <text:p text:style-name="Standard"><text:s text:c="8"/>a. parentheses</text:p>
      <text:p text:style-name="Standard"><text:s text:c="8"/>b. single-quotes</text:p>
      <text:p text:style-name="Standard"><text:s text:c="8"/>c. double-quotes</text:p>
      <text:p text:style-name="Standard"><text:s text:c="8"/>d. either single-quotes or double-quotes</text:p>
      <text:p text:style-name="Standard"/>
      <text:p text:style-name="Standard"/>
      <text:p text:style-name="Standard"/>
      <text:p text:style-name="P19">d. either single-quotes or double-quotes</text:p>
      <text:p text:style-name="P19"/>
      <text:p text:style-name="Standard">10. Short notes placed in different parts of a program explaining how those parts of the</text:p>
      <text:p text:style-name="Standard"><text:s text:c="4"/>program work are called __________.</text:p>
      <text:p text:style-name="Standard"/>
      <text:p text:style-name="Standard"><text:s text:c="8"/>a. comments</text:p>
      <text:p text:style-name="Standard"><text:s text:c="8"/>b. reference manuals</text:p>
      <text:p text:style-name="Standard"><text:s text:c="8"/>c. tutorials</text:p>
      <text:p text:style-name="Standard"><text:s text:c="8"/>d. external documentation</text:p>
      <text:p text:style-name="Standard"/>
      <text:p text:style-name="P19">a. comments</text:p>
      <text:p text:style-name="Standard"/>
      <text:p text:style-name="Standard">11. A(n) __________ makes a variable reference a value in the computer’s memory.</text:p>
      <text:p text:style-name="Standard"/>
      <text:p text:style-name="Standard"><text:s text:c="8"/>a. variable declaration</text:p>
      <text:p text:style-name="Standard"><text:s text:c="8"/>b. assignment statement</text:p>
      <text:p text:style-name="Standard"><text:s text:c="8"/>c. math expression</text:p>
      <text:p text:style-name="Standard"><text:s text:c="8"/>d. string literal</text:p>
      <text:p text:style-name="Standard"/>
      <text:p text:style-name="P19">b. assignment statement</text:p>
      <text:p text:style-name="Standard"/>
      <text:p text:style-name="Standard">12. This symbol marks the beginning of a comment in Python.</text:p>
      <text:p text:style-name="Standard"><text:soft-page-break/></text:p>
      <text:p text:style-name="Standard"><text:s text:c="8"/>a. &amp;</text:p>
      <text:p text:style-name="Standard"><text:s text:c="8"/>b. *</text:p>
      <text:p text:style-name="Standard"><text:s text:c="8"/>c. **</text:p>
      <text:p text:style-name="Standard"><text:s text:c="8"/>d. #</text:p>
      <text:p text:style-name="Standard"/>
      <text:p text:style-name="Standard"/>
      <text:p text:style-name="P19">d. #</text:p>
      <text:p text:style-name="P19"/>
      <text:p text:style-name="Standard">13. Which of the following statements will cause an error?</text:p>
      <text:p text:style-name="Standard"/>
      <text:p text:style-name="Standard"><text:s text:c="8"/>a. x = 17</text:p>
      <text:p text:style-name="Standard"><text:s text:c="8"/>b. 17 = x</text:p>
      <text:p text:style-name="Standard"><text:s text:c="8"/>c. x = 99999</text:p>
      <text:p text:style-name="Standard"><text:s text:c="8"/>d. x = '17'</text:p>
      <text:p text:style-name="Standard"/>
      <text:p text:style-name="P19">b. 17 = x</text:p>
      <text:p text:style-name="Standard"/>
      <text:p text:style-name="Standard">14. In the expression 12 + 7, the values on the right and left of the + symbol are</text:p>
      <text:p text:style-name="Standard"><text:s text:c="4"/>called __________.</text:p>
      <text:p text:style-name="Standard"/>
      <text:p text:style-name="Standard"><text:s text:c="8"/>a. operands</text:p>
      <text:p text:style-name="Standard"><text:s text:c="8"/>b. operators</text:p>
      <text:p text:style-name="Standard"><text:s text:c="8"/>c. arguments</text:p>
      <text:p text:style-name="Standard"><text:s text:c="8"/>d. math expressions</text:p>
      <text:p text:style-name="Standard"/>
      <text:p text:style-name="P20">a. operands</text:p>
      <text:p text:style-name="Standard"/>
      <text:p text:style-name="Standard"/>
      <text:p text:style-name="Standard">15. This operator performs integer division.</text:p>
      <text:p text:style-name="Standard"/>
      <text:p text:style-name="Standard"><text:s text:c="8"/>a. //</text:p>
      <text:p text:style-name="Standard"><text:s text:c="8"/>b. %</text:p>
      <text:p text:style-name="Standard"><text:s text:c="8"/>c. **</text:p>
      <text:p text:style-name="Standard"><text:s text:c="8"/>d. /</text:p>
      <text:p text:style-name="Standard"/>
      <text:p text:style-name="Standard"/>
      <text:p text:style-name="P20">/ <text:span text:style-name="T5">= &gt; <text:s/>floating point division, and // floor division</text:span></text:p>
      <text:p text:style-name="P20">a. //</text:p>
      <text:p text:style-name="P20"/>
      <text:p text:style-name="Standard">16. This is an operator that raises a number to a power.</text:p>
      <text:p text:style-name="Standard"/>
      <text:p text:style-name="Standard"><text:s text:c="8"/>a. %</text:p>
      <text:p text:style-name="Standard"><text:s text:c="8"/>b. *</text:p>
      <text:p text:style-name="Standard"><text:s text:c="8"/>c. **</text:p>
      <text:p text:style-name="Standard"><text:s text:c="8"/>d. /</text:p>
      <text:p text:style-name="Standard"/>
      <text:p text:style-name="P20">c. **</text:p>
      <text:p text:style-name="Standard"/>
      <text:p text:style-name="Standard"><text:soft-page-break/>17. This operator performs division, but instead of returning the quotient it returns the</text:p>
      <text:p text:style-name="Standard"><text:s text:c="4"/>remainder.</text:p>
      <text:p text:style-name="Standard"/>
      <text:p text:style-name="Standard"><text:s text:c="8"/>a. %</text:p>
      <text:p text:style-name="Standard"><text:s text:c="8"/>b. *</text:p>
      <text:p text:style-name="Standard"><text:s text:c="8"/>c. **</text:p>
      <text:p text:style-name="Standard"><text:s text:c="8"/>d. /</text:p>
      <text:p text:style-name="Standard"/>
      <text:p text:style-name="Standard"/>
      <text:p text:style-name="P20">a. %</text:p>
      <text:p text:style-name="P20"/>
      <text:p text:style-name="Standard">18. Suppose the following statement is in a program: price = 99.0. After this statement</text:p>
      <text:p text:style-name="Standard"><text:s text:c="4"/>executes, the price variable will reference a value of this data type.</text:p>
      <text:p text:style-name="Standard"/>
      <text:p text:style-name="Standard"><text:s text:c="8"/>a. int</text:p>
      <text:p text:style-name="Standard"><text:s text:c="8"/>b. float</text:p>
      <text:p text:style-name="Standard"><text:s text:c="8"/>c. currency</text:p>
      <text:p text:style-name="Standard"><text:s text:c="8"/>d. str</text:p>
      <text:p text:style-name="Standard"/>
      <text:p text:style-name="Standard"/>
      <text:p text:style-name="P20">b. float</text:p>
      <text:p text:style-name="Standard"/>
      <text:p text:style-name="Standard">19. This built-in function can be used to read input that has been typed on the keyboard.</text:p>
      <text:p text:style-name="Standard"/>
      <text:p text:style-name="Standard"><text:s text:c="8"/>a. input()</text:p>
      <text:p text:style-name="Standard"><text:s text:c="8"/>b. get_input()</text:p>
      <text:p text:style-name="Standard"><text:s text:c="8"/>c. read_input()</text:p>
      <text:p text:style-name="Standard"><text:s text:c="8"/>d. keyboard()</text:p>
      <text:p text:style-name="Standard"/>
      <text:p text:style-name="Standard"/>
      <text:p text:style-name="P20">a. input()</text:p>
      <text:p text:style-name="P20"/>
      <text:p text:style-name="Standard">20. This built-in function can be used to convert an int value to a float.</text:p>
      <text:p text:style-name="Standard"/>
      <text:p text:style-name="Standard"><text:s text:c="8"/>a. int_to_float()</text:p>
      <text:p text:style-name="Standard"><text:s text:c="8"/>b. float()</text:p>
      <text:p text:style-name="Standard"><text:s text:c="8"/>c. convert()</text:p>
      <text:p text:style-name="Standard"><text:s text:c="8"/>d. int()</text:p>
      <text:p text:style-name="Standard"/>
      <text:p text:style-name="Standard"/>
      <text:p text:style-name="P20">b. float()</text:p>
      <text:p text:style-name="Standard"/>
      <text:p text:style-name="Standard">True or False</text:p>
      <text:p text:style-name="Standard"/>
      <text:p text:style-name="Standard">1. Programmers must be careful not to make syntax errors when writing pseudocode</text:p>
      <text:p text:style-name="Standard"><text:s text:c="4"/>programs.</text:p>
      <text:p text:style-name="Standard"/>
      <text:p text:style-name="Standard"/>
      <text:p text:style-name="P21">False</text:p>
      <text:p text:style-name="Standard"><text:soft-page-break/></text:p>
      <text:p text:style-name="Standard">2. In a math expression, multiplication and division takes place before addition and</text:p>
      <text:p text:style-name="Standard"><text:s text:c="4"/>subtraction.</text:p>
      <text:p text:style-name="Standard"/>
      <text:p text:style-name="Standard"/>
      <text:p text:style-name="P21">True</text:p>
      <text:p text:style-name="Standard"/>
      <text:p text:style-name="Standard">3. Variable names can have spaces in them.</text:p>
      <text:p text:style-name="Standard"/>
      <text:p text:style-name="Standard"/>
      <text:p text:style-name="P21">False</text:p>
      <text:p text:style-name="Standard"/>
      <text:p text:style-name="Standard">4. In Python the first character of a variable name cannot be a number.</text:p>
      <text:p text:style-name="Standard"/>
      <text:p text:style-name="Standard"/>
      <text:p text:style-name="P21">True</text:p>
      <text:p text:style-name="Standard"/>
      <text:p text:style-name="Standard">5. If you print a variable that has not been assigned a value, the number 0 will be</text:p>
      <text:p text:style-name="Standard"><text:s text:c="4"/>displayed.</text:p>
      <text:p text:style-name="Standard"/>
      <text:p text:style-name="P21">False</text:p>
      <text:p text:style-name="Standard"/>
      <text:p text:style-name="Standard"/>
      <text:p text:style-name="Standard"><text:a xlink:type="simple" xlink:href="https://quizlet.com/92036875/cpsc-chapter-2-vocab-flash-cards/" text:style-name="Internet_20_link" text:visited-style-name="Visited_20_Internet_20_Link">https://quizlet.com/92036875/cpsc-chapter-2-vocab-flash-cards/</text:a> </text:p>
      <text:p text:style-name="Standard"><text:a xlink:type="simple" xlink:href="https://quizlet.com/121833063/chp-2-true-false-flash-cards/" text:style-name="Internet_20_link" text:visited-style-name="Visited_20_Internet_20_Link">https://quizlet.com/121833063/chp-2-true-false-flash-cards/</text:a> </text:p>
      <text:p text:style-name="Standard"/>
      <text:p text:style-name="Standard"/>
      <text:p text:style-name="Standard">Multiple Choice</text:p>
      <text:p text:style-name="Standard"><text:s text:c="8"/>1. c</text:p>
      <text:p text:style-name="Standard"><text:s text:c="8"/>2. b</text:p>
      <text:p text:style-name="Standard"><text:s text:c="8"/>3. d</text:p>
      <text:p text:style-name="Standard"><text:s text:c="8"/>4. b</text:p>
      <text:p text:style-name="Standard"><text:s text:c="8"/>5. a</text:p>
      <text:p text:style-name="Standard"><text:s text:c="8"/>6. c</text:p>
      <text:p text:style-name="Standard"><text:s text:c="8"/>7. a</text:p>
      <text:p text:style-name="Standard"><text:s text:c="8"/>8. b</text:p>
      <text:p text:style-name="Standard"><text:s text:c="8"/>9. d</text:p>
      <text:p text:style-name="Standard"><text:s text:c="8"/>10. a</text:p>
      <text:p text:style-name="Standard"><text:s text:c="8"/>11. b</text:p>
      <text:p text:style-name="Standard"><text:s text:c="8"/>12. d</text:p>
      <text:p text:style-name="Standard"><text:s text:c="8"/>13. b</text:p>
      <text:p text:style-name="Standard"><text:s text:c="8"/>14. a</text:p>
      <text:p text:style-name="Standard"><text:s text:c="8"/>15. a</text:p>
      <text:p text:style-name="Standard"><text:s text:c="8"/>16. c</text:p>
      <text:p text:style-name="Standard"><text:s text:c="8"/>17. a</text:p>
      <text:p text:style-name="Standard"><text:s text:c="8"/>18. b</text:p>
      <text:p text:style-name="Standard"><text:s text:c="8"/>19. a</text:p>
      <text:p text:style-name="Standard"><text:s text:c="8"/>20. b</text:p>
      <text:p text:style-name="Standard"/>
      <text:p text:style-name="Standard"><text:soft-page-break/><text:s text:c="4"/>True or False</text:p>
      <text:p text:style-name="Standard"><text:s text:c="8"/>1. False</text:p>
      <text:p text:style-name="Standard"><text:s text:c="8"/>2. True</text:p>
      <text:p text:style-name="Standard"><text:s text:c="8"/>3. False</text:p>
      <text:p text:style-name="Standard"><text:s text:c="8"/>4. True</text:p>
      <text:p text:style-name="Standard"><text:s text:c="8"/>5. False</text:p>
      <text:p text:style-name="Standard"/>
      <text:p text:style-name="Standard"/>
      <text:p text:style-name="Standard"><text:span text:style-name="T1">Files Exceptions </text:span>Multiple Choice:</text:p>
      <text:p text:style-name="Standard"/>
      <text:p text:style-name="Standard">1. A file that data is written to is known as a(n)</text:p>
      <text:p text:style-name="Standard"/>
      <text:p text:style-name="Standard"><text:s text:c="8"/>a. input file</text:p>
      <text:p text:style-name="Standard"><text:s text:c="8"/>b. output file</text:p>
      <text:p text:style-name="Standard"><text:s text:c="8"/>c. sequential access file</text:p>
      <text:p text:style-name="Standard"><text:s text:c="8"/>d. binary file</text:p>
      <text:p text:style-name="Standard"/>
      <text:p text:style-name="Standard"/>
      <text:p text:style-name="P20"><text:span text:style-name="T5">b</text:span>. output file</text:p>
      <text:p text:style-name="Standard"/>
      <text:p text:style-name="Standard">2. A file that data is read from is known as a(n)</text:p>
      <text:p text:style-name="Standard"/>
      <text:p text:style-name="Standard"><text:s text:c="8"/>a. input file</text:p>
      <text:p text:style-name="Standard"><text:s text:c="8"/>b. output file</text:p>
      <text:p text:style-name="Standard"><text:s text:c="8"/>c. sequential access file</text:p>
      <text:p text:style-name="Standard"><text:s text:c="8"/>d. binary file</text:p>
      <text:p text:style-name="Standard"/>
      <text:p text:style-name="Standard"/>
      <text:p text:style-name="P22">a. input file</text:p>
      <text:p text:style-name="Standard"/>
      <text:p text:style-name="Standard">3. Before a file can be used by a program, it must be</text:p>
      <text:p text:style-name="Standard"/>
      <text:p text:style-name="Standard"><text:s text:c="8"/>a. formatted</text:p>
      <text:p text:style-name="Standard"><text:s text:c="8"/>b. encrypted</text:p>
      <text:p text:style-name="Standard"><text:s text:c="8"/>c. closed</text:p>
      <text:p text:style-name="Standard"><text:s text:c="8"/>d. opened</text:p>
      <text:p text:style-name="Standard"/>
      <text:p text:style-name="Standard"/>
      <text:p text:style-name="P22">d. opened</text:p>
      <text:p text:style-name="Standard"/>
      <text:p text:style-name="Standard">4. When a program is finished using a file, it should do this.</text:p>
      <text:p text:style-name="Standard"/>
      <text:p text:style-name="Standard"><text:s text:c="8"/>a. erase the file</text:p>
      <text:p text:style-name="Standard"><text:s text:c="8"/>b. open the file</text:p>
      <text:p text:style-name="Standard"><text:s text:c="8"/>c. close the file</text:p>
      <text:p text:style-name="Standard"><text:s text:c="8"/>d. encrypt the file</text:p>
      <text:p text:style-name="Standard"/>
      <text:p text:style-name="Standard"/>
      <text:p text:style-name="P22">c. close the file</text:p>
      <text:p text:style-name="Standard"><text:soft-page-break/></text:p>
      <text:p text:style-name="P23">5. The contents of this type of file can be viewed in an editor such as Notepad.</text:p>
      <text:p text:style-name="Standard"/>
      <text:p text:style-name="Standard"><text:s text:c="8"/>a. text file</text:p>
      <text:p text:style-name="Standard"><text:s text:c="8"/>b. binary file</text:p>
      <text:p text:style-name="Standard"><text:s text:c="8"/>c. English file</text:p>
      <text:p text:style-name="Standard"><text:s text:c="8"/>d. human-readable file</text:p>
      <text:p text:style-name="Standard"/>
      <text:p text:style-name="P22">a. text file</text:p>
      <text:p text:style-name="Standard"><text:s text:c="8"/></text:p>
      <text:p text:style-name="Standard">6. This type of file contains data that has not been converted to text.</text:p>
      <text:p text:style-name="Standard"/>
      <text:p text:style-name="Standard"><text:s text:c="8"/>a. text file</text:p>
      <text:p text:style-name="Standard"><text:s text:c="8"/>b. binary file</text:p>
      <text:p text:style-name="Standard"><text:s text:c="8"/>c. Unicode file</text:p>
      <text:p text:style-name="Standard"><text:s text:c="8"/>d. symbolic file</text:p>
      <text:p text:style-name="Standard"/>
      <text:p text:style-name="Standard"/>
      <text:p text:style-name="P22">b. binary file</text:p>
      <text:p text:style-name="P22"/>
      <text:p text:style-name="Standard">7. When working with this type of file, you access its data from the beginning of the file</text:p>
      <text:p text:style-name="Standard"><text:s text:c="4"/>to the end of the file.</text:p>
      <text:p text:style-name="Standard"/>
      <text:p text:style-name="Standard"><text:s text:c="8"/>a. ordered access</text:p>
      <text:p text:style-name="Standard"><text:s text:c="8"/>b. binary access</text:p>
      <text:p text:style-name="Standard"><text:s text:c="8"/>c. direct access</text:p>
      <text:p text:style-name="Standard"><text:s text:c="8"/>d. sequential access</text:p>
      <text:p text:style-name="Standard"/>
      <text:p text:style-name="Standard"/>
      <text:p text:style-name="P22">d. sequential access</text:p>
      <text:p text:style-name="Standard"/>
      <text:p text:style-name="Standard">8. When working with this type of file, you can jump directly to any piece of data in the</text:p>
      <text:p text:style-name="Standard"><text:s text:c="4"/>file without reading the data that comes before it.</text:p>
      <text:p text:style-name="Standard"/>
      <text:p text:style-name="Standard"><text:s text:c="8"/>a. ordered access</text:p>
      <text:p text:style-name="Standard"><text:s text:c="8"/>b. binary access</text:p>
      <text:p text:style-name="Standard"><text:s text:c="8"/>c. direct access</text:p>
      <text:p text:style-name="Standard"><text:s text:c="8"/>d. sequential access</text:p>
      <text:p text:style-name="Standard"/>
      <text:p text:style-name="Standard"/>
      <text:p text:style-name="P22">c. direct access</text:p>
      <text:p text:style-name="Standard"/>
      <text:p text:style-name="Standard">9. This is a small “holding section” in memory that many systems write data to before</text:p>
      <text:p text:style-name="Standard"><text:s text:c="4"/>writing the data to a file.</text:p>
      <text:p text:style-name="Standard"/>
      <text:p text:style-name="Standard"><text:s text:c="8"/>a. buffer</text:p>
      <text:p text:style-name="Standard"><text:s text:c="8"/>b. variable</text:p>
      <text:p text:style-name="Standard"><text:s text:c="8"/>c. virtual file</text:p>
      <text:p text:style-name="Standard"><text:s text:c="8"/>d. temporary file</text:p>
      <text:p text:style-name="Standard"><text:soft-page-break/></text:p>
      <text:p text:style-name="Standard"/>
      <text:p text:style-name="P22">a. buffer</text:p>
      <text:p text:style-name="Standard"/>
      <text:p text:style-name="P23">10. This marks the location of the next item that will be read from a file.</text:p>
      <text:p text:style-name="Standard"/>
      <text:p text:style-name="Standard"><text:s text:c="8"/>a. input position</text:p>
      <text:p text:style-name="Standard"><text:s text:c="8"/>b. delimiter</text:p>
      <text:p text:style-name="Standard"><text:s text:c="8"/>c. pointer</text:p>
      <text:p text:style-name="Standard"><text:s text:c="8"/>d. read position</text:p>
      <text:p text:style-name="Standard"/>
      <text:p text:style-name="Standard"/>
      <text:p text:style-name="P22">b. delimiter</text:p>
      <text:p text:style-name="Standard"/>
      <text:p text:style-name="Standard">11. When a file is opened in this mode, data will be written at the end of the file’s existing</text:p>
      <text:p text:style-name="Standard"><text:s text:c="4"/>contents.</text:p>
      <text:p text:style-name="Standard"/>
      <text:p text:style-name="Standard"><text:s text:c="8"/>a. output mode</text:p>
      <text:p text:style-name="Standard"><text:s text:c="8"/>b. append mode</text:p>
      <text:p text:style-name="Standard"><text:s text:c="8"/>c. backup mode</text:p>
      <text:p text:style-name="Standard"><text:s text:c="8"/>d. read-only mode</text:p>
      <text:p text:style-name="Standard"/>
      <text:p text:style-name="Standard"/>
      <text:p text:style-name="P22">b. append mode</text:p>
      <text:p text:style-name="Standard"/>
      <text:p text:style-name="Standard">12. This is a single piece of data within a record.</text:p>
      <text:p text:style-name="Standard"/>
      <text:p text:style-name="Standard"><text:s text:c="8"/>a. field</text:p>
      <text:p text:style-name="Standard"><text:s text:c="8"/>b. variable</text:p>
      <text:p text:style-name="Standard"><text:s text:c="8"/>c. delimiter</text:p>
      <text:p text:style-name="Standard"><text:s text:c="8"/>d. subrecord</text:p>
      <text:p text:style-name="Standard"/>
      <text:p text:style-name="Standard"/>
      <text:p text:style-name="P22">a. field</text:p>
      <text:p text:style-name="Standard"/>
      <text:p text:style-name="Standard">13. When an exception is generated, it is said to have been __________.</text:p>
      <text:p text:style-name="Standard"/>
      <text:p text:style-name="Standard"><text:s text:c="8"/>a. built</text:p>
      <text:p text:style-name="Standard"><text:s text:c="8"/>b. raised</text:p>
      <text:p text:style-name="Standard"><text:s text:c="8"/>c. caught</text:p>
      <text:p text:style-name="Standard"><text:s text:c="8"/>d. killed<text:tab/><text:tab/><text:tab/><text:tab/><text:tab/><text:tab/><text:tab/><text:tab/><text:tab/>Review Questions 291</text:p>
      <text:p text:style-name="Standard"/>
      <text:p text:style-name="Standard"/>
      <text:p text:style-name="P22">b. raised</text:p>
      <text:p text:style-name="Standard"/>
      <text:p text:style-name="Standard">14. This is a section of code that gracefully responds to exceptions.</text:p>
      <text:p text:style-name="Standard"/>
      <text:p text:style-name="Standard"><text:s text:c="8"/>a. exception generator</text:p>
      <text:p text:style-name="Standard"><text:s text:c="8"/>b. exception manipulator</text:p>
      <text:p text:style-name="Standard"><text:soft-page-break/><text:s text:c="8"/>c. exception handler</text:p>
      <text:p text:style-name="Standard"><text:s text:c="8"/>d. exception monitor</text:p>
      <text:p text:style-name="Standard"/>
      <text:p text:style-name="Standard"/>
      <text:p text:style-name="P22">c. exception handler</text:p>
      <text:p text:style-name="Standard"/>
      <text:p text:style-name="Standard">15. You write this statement to respond to exceptions.</text:p>
      <text:p text:style-name="Standard"/>
      <text:p text:style-name="Standard"><text:s text:c="8"/>a. run/handle</text:p>
      <text:p text:style-name="Standard"><text:s text:c="8"/>b. try/except</text:p>
      <text:p text:style-name="Standard"><text:s text:c="8"/>c. try/handle</text:p>
      <text:p text:style-name="Standard"><text:s text:c="8"/>d. attempt/except</text:p>
      <text:p text:style-name="Standard"/>
      <text:p text:style-name="Standard"/>
      <text:p text:style-name="P22">b. try/except</text:p>
      <text:p text:style-name="P22"/>
      <text:p text:style-name="Standard"/>
      <text:p text:style-name="Standard">True or False:</text:p>
      <text:p text:style-name="Standard"/>
      <text:p text:style-name="Standard">1. When working with a sequential access file, you can jump directly to any piece of data</text:p>
      <text:p text:style-name="Standard">in the file without reading the data that comes before it.</text:p>
      <text:p text:style-name="Standard"/>
      <text:p text:style-name="Standard"/>
      <text:p text:style-name="P25">False</text:p>
      <text:p text:style-name="Standard"/>
      <text:p text:style-name="Standard">2. When you open a file that file already exists on the disk using the 'w' mode, the contents </text:p>
      <text:p text:style-name="Standard">of the existing file will be erased.</text:p>
      <text:p text:style-name="Standard"/>
      <text:p text:style-name="Standard"/>
      <text:p text:style-name="P25">True</text:p>
      <text:p text:style-name="Standard"/>
      <text:p text:style-name="Standard">3. The process of opening a file is only necessary with input files. Output files are </text:p>
      <text:p text:style-name="Standard">automatically opened when data is written to them.</text:p>
      <text:p text:style-name="Standard"/>
      <text:p text:style-name="Standard"/>
      <text:p text:style-name="P25">False</text:p>
      <text:p text:style-name="Standard"/>
      <text:p text:style-name="Standard">4. When an input file is opened, its read position is initially set to the first item in the file.</text:p>
      <text:p text:style-name="Standard"/>
      <text:p text:style-name="Standard"/>
      <text:p text:style-name="P25">True</text:p>
      <text:p text:style-name="Standard"/>
      <text:p text:style-name="Standard">5. When a file that already exists is opened in append mode, the file’s existing contents</text:p>
      <text:p text:style-name="Standard">are erased.</text:p>
      <text:p text:style-name="Standard"/>
      <text:p text:style-name="Standard"/>
      <text:p text:style-name="P25">false</text:p>
      <text:p text:style-name="Standard"/>
      <text:p text:style-name="Standard">6. If you do not handle an exception, it is ignored by the Python interpreter and the program </text:p>
      <text:p text:style-name="Standard"><text:soft-page-break/>continues to execute.</text:p>
      <text:p text:style-name="Standard"/>
      <text:p text:style-name="Standard"/>
      <text:p text:style-name="P25">False</text:p>
      <text:p text:style-name="Standard"/>
      <text:p text:style-name="Standard">7. You can have more than one except clause in a try/except statement.</text:p>
      <text:p text:style-name="Standard"/>
      <text:p text:style-name="Standard"/>
      <text:p text:style-name="P25">True</text:p>
      <text:p text:style-name="Standard"/>
      <text:p text:style-name="P23">8. The else suite in a try/except statement executes only if a statement in the try suite</text:p>
      <text:p text:style-name="P23">raises an exception.</text:p>
      <text:p text:style-name="Standard"/>
      <text:p text:style-name="Standard"/>
      <text:p text:style-name="P25">False</text:p>
      <text:p text:style-name="Standard"/>
      <text:p text:style-name="P23">9. The finally suite in a try/except statement executes only if no exceptions are raised</text:p>
      <text:p text:style-name="P23">by statements in the try suite.</text:p>
      <text:p text:style-name="Standard"/>
      <text:p text:style-name="P48">False</text:p>
      <text:p text:style-name="Standard"/>
      <text:p text:style-name="P24"><text:a xlink:type="simple" xlink:href="https://quizlet.com/162030199/chapter-7-flash-cards/" text:style-name="Internet_20_link" text:visited-style-name="Visited_20_Internet_20_Link">https://quizlet.com/162030199/chapter-7-flash-cards/</text:a> </text:p>
      <text:p text:style-name="Standard"/>
      <text:p text:style-name="Standard"><text:s text:c="4"/>Multiple Choice</text:p>
      <text:p text:style-name="Standard"><text:s text:c="8"/>1. b</text:p>
      <text:p text:style-name="Standard"><text:s text:c="8"/>2. a</text:p>
      <text:p text:style-name="Standard"><text:s text:c="8"/>3. d</text:p>
      <text:p text:style-name="Standard"><text:s text:c="8"/>4. c</text:p>
      <text:p text:style-name="Standard"><text:s text:c="8"/>5. a</text:p>
      <text:p text:style-name="Standard"><text:s text:c="8"/>6. b</text:p>
      <text:p text:style-name="Standard"><text:s text:c="8"/>7. d</text:p>
      <text:p text:style-name="Standard"><text:s text:c="8"/>8. c</text:p>
      <text:p text:style-name="Standard"><text:s text:c="8"/>9. a</text:p>
      <text:p text:style-name="Standard"><text:s text:c="8"/>10. d</text:p>
      <text:p text:style-name="Standard"><text:s text:c="8"/>11. b</text:p>
      <text:p text:style-name="Standard"><text:s text:c="8"/>12. a</text:p>
      <text:p text:style-name="Standard"><text:s text:c="8"/>13. b</text:p>
      <text:p text:style-name="Standard"><text:s text:c="8"/>14. c</text:p>
      <text:p text:style-name="Standard"><text:s text:c="8"/>15. b</text:p>
      <text:p text:style-name="Standard"/>
      <text:p text:style-name="Standard"><text:s text:c="4"/>True or False</text:p>
      <text:p text:style-name="Standard"><text:s text:c="8"/>1. False</text:p>
      <text:p text:style-name="Standard"><text:s text:c="8"/>2. True</text:p>
      <text:p text:style-name="Standard"><text:s text:c="8"/>3. False</text:p>
      <text:p text:style-name="Standard"><text:s text:c="8"/>4. True</text:p>
      <text:p text:style-name="Standard"><text:s text:c="8"/>5. False</text:p>
      <text:p text:style-name="Standard"><text:s text:c="8"/>6. False</text:p>
      <text:p text:style-name="Standard"><text:s text:c="8"/>7. True</text:p>
      <text:p text:style-name="Standard"><text:s text:c="8"/>8. False</text:p>
      <text:p text:style-name="Standard"><text:soft-page-break/><text:s text:c="8"/>9. False</text:p>
      <text:p text:style-name="Standard"/>
      <text:p text:style-name="Standard"><text:span text:style-name="T1">Functions </text:span>Multiple Choice</text:p>
      <text:p text:style-name="Standard"/>
      <text:p text:style-name="Standard">1. A group of statements that exist within a program for the purpose of performing a specific task is a(n) __________.</text:p>
      <text:p text:style-name="Standard"/>
      <text:p text:style-name="Standard"><text:s text:c="8"/>a. block</text:p>
      <text:p text:style-name="Standard"><text:s text:c="8"/>b. parameter</text:p>
      <text:p text:style-name="Standard"><text:s text:c="8"/>c. function</text:p>
      <text:p text:style-name="Standard"><text:s text:c="8"/>d. expression</text:p>
      <text:p text:style-name="Standard"/>
      <text:p text:style-name="Standard"/>
      <text:p text:style-name="P26">c. function</text:p>
      <text:p text:style-name="Standard"/>
      <text:p text:style-name="Standard">2. A design technique that helps to reduce the duplication of code within a program and is a benefit of using functions is __________.</text:p>
      <text:p text:style-name="Standard"/>
      <text:p text:style-name="Standard"><text:s text:c="8"/>a. code reuse</text:p>
      <text:p text:style-name="Standard"><text:s text:c="8"/>b. divide and conquer</text:p>
      <text:p text:style-name="Standard"><text:s text:c="8"/>c. debugging</text:p>
      <text:p text:style-name="Standard"><text:s text:c="8"/>d. facilitation of teamwork</text:p>
      <text:p text:style-name="Standard"/>
      <text:p text:style-name="Standard"/>
      <text:p text:style-name="P26">a. code reuse</text:p>
      <text:p text:style-name="Standard"/>
      <text:p text:style-name="Standard">3. The first line of a function definition is known as the __________.</text:p>
      <text:p text:style-name="Standard"/>
      <text:p text:style-name="Standard"><text:s text:c="8"/>a. body</text:p>
      <text:p text:style-name="Standard"><text:s text:c="8"/>b. introduction</text:p>
      <text:p text:style-name="Standard"><text:s text:c="8"/>c. initialization</text:p>
      <text:p text:style-name="Standard"><text:s text:c="8"/>d. header</text:p>
      <text:p text:style-name="Standard"/>
      <text:p text:style-name="Standard"/>
      <text:p text:style-name="P26">d. header</text:p>
      <text:p text:style-name="Standard"/>
      <text:p text:style-name="Standard">4. You __________ the function to execute it.</text:p>
      <text:p text:style-name="Standard"/>
      <text:p text:style-name="Standard"><text:s text:c="8"/>a. define</text:p>
      <text:p text:style-name="Standard"><text:s text:c="8"/>b. call</text:p>
      <text:p text:style-name="Standard"><text:s text:c="8"/>c. import</text:p>
      <text:p text:style-name="Standard"><text:s text:c="8"/>d. export</text:p>
      <text:p text:style-name="Standard"/>
      <text:p text:style-name="Standard"/>
      <text:p text:style-name="P26">b. call</text:p>
      <text:p text:style-name="Standard"/>
      <text:p text:style-name="P23">5. A design technique that programmers use to break down an algorithm into functions is known as __________.</text:p>
      <text:p text:style-name="Standard"/>
      <text:p text:style-name="Standard"><text:soft-page-break/><text:s text:c="8"/>a. top-down design</text:p>
      <text:p text:style-name="Standard"><text:s text:c="8"/>b. code simplification</text:p>
      <text:p text:style-name="Standard"><text:s text:c="8"/>c. code refactoring</text:p>
      <text:p text:style-name="Standard"><text:s text:c="8"/>d. hierarchical subtasking</text:p>
      <text:p text:style-name="Standard"/>
      <text:p text:style-name="Standard"/>
      <text:p text:style-name="P26">a. top-down design</text:p>
      <text:p text:style-name="Standard"/>
      <text:p text:style-name="Standard">6. A __________ is a diagram that gives a visual representation of the relationships between functions in a program.</text:p>
      <text:p text:style-name="Standard"/>
      <text:p text:style-name="Standard"><text:s text:c="8"/>a. flowchart</text:p>
      <text:p text:style-name="Standard"><text:s text:c="8"/>b. function relationship chart</text:p>
      <text:p text:style-name="Standard"><text:s text:c="8"/>c. symbol chart</text:p>
      <text:p text:style-name="Standard"><text:s text:c="8"/>d. hierarchy chart</text:p>
      <text:p text:style-name="Standard"/>
      <text:p text:style-name="Standard"/>
      <text:p text:style-name="P26">d. hierarchy chart</text:p>
      <text:p text:style-name="Standard"/>
      <text:p text:style-name="Standard">7. A __________ is a variable that is created inside a function.</text:p>
      <text:p text:style-name="Standard"/>
      <text:p text:style-name="Standard"><text:s text:c="8"/>a. global variable</text:p>
      <text:p text:style-name="Standard"><text:s text:c="8"/>b. local variable</text:p>
      <text:p text:style-name="Standard"><text:s text:c="8"/>c. hidden variable</text:p>
      <text:p text:style-name="Standard"><text:s text:c="8"/>d. none of the above; you cannot create a variable inside a function</text:p>
      <text:p text:style-name="Standard"/>
      <text:p text:style-name="Standard"/>
      <text:p text:style-name="P26">b. local variable</text:p>
      <text:p text:style-name="Standard"><text:s text:c="4"/></text:p>
      <text:p text:style-name="Standard">8. A(n) __________ is the part of a program in which a variable may be accessed.</text:p>
      <text:p text:style-name="Standard"/>
      <text:p text:style-name="Standard"><text:s text:c="8"/>a. declaration space</text:p>
      <text:p text:style-name="Standard"><text:s text:c="8"/>b. area of visibility</text:p>
      <text:p text:style-name="Standard"><text:s text:c="8"/>c. scope</text:p>
      <text:p text:style-name="Standard"><text:s text:c="8"/>d. mode</text:p>
      <text:p text:style-name="P10"/>
      <text:p text:style-name="Standard"/>
      <text:p text:style-name="P26">c. scope</text:p>
      <text:p text:style-name="P26"/>
      <text:p text:style-name="P10">9. A(n) __________ is a piece of data that is <text:span text:style-name="T6">sent</text:span> <text:span text:style-name="T6">into</text:span> a function.</text:p>
      <text:p text:style-name="P10"/>
      <text:p text:style-name="Standard"><text:s text:c="8"/>a. argument</text:p>
      <text:p text:style-name="Standard"><text:s text:c="8"/>b. parameter</text:p>
      <text:p text:style-name="Standard"><text:s text:c="8"/>c. header</text:p>
      <text:p text:style-name="Standard"><text:s text:c="8"/>d. packet <text:s text:c="3"/></text:p>
      <text:p text:style-name="Standard"/>
      <text:p text:style-name="Standard"/>
      <text:p text:style-name="P27">a. argument</text:p>
      <text:p text:style-name="Standard"/>
      <text:p text:style-name="Standard"><text:soft-page-break/>10. A(n) __________ is a special variable that <text:span text:style-name="T6">receives a</text:span> piece of data when a function is called.</text:p>
      <text:p text:style-name="Standard"/>
      <text:p text:style-name="Standard"><text:s text:c="8"/>a. argument</text:p>
      <text:p text:style-name="Standard"><text:s text:c="8"/>b. parameter</text:p>
      <text:p text:style-name="Standard"><text:s text:c="8"/>c. header</text:p>
      <text:p text:style-name="Standard"><text:s text:c="8"/>d. packet <text:s text:c="3"/></text:p>
      <text:p text:style-name="Standard"/>
      <text:p text:style-name="Standard"/>
      <text:p text:style-name="P27">b. parameter</text:p>
      <text:p text:style-name="Standard"/>
      <text:p text:style-name="Standard">11. A variable that is visible to every function in a program file is a __________.</text:p>
      <text:p text:style-name="Standard"/>
      <text:p text:style-name="Standard"><text:s text:c="8"/>a. local variable</text:p>
      <text:p text:style-name="Standard"><text:s text:c="8"/>b. universal variable</text:p>
      <text:p text:style-name="Standard"><text:s text:c="8"/>c. program-wide variable</text:p>
      <text:p text:style-name="Standard"><text:s text:c="8"/>d. global variable</text:p>
      <text:p text:style-name="Standard"/>
      <text:p text:style-name="Standard"/>
      <text:p text:style-name="P27">d. global variable</text:p>
      <text:p text:style-name="Standard"/>
      <text:p text:style-name="Standard">12. When possible, you should avoid using __________ variables in a program.</text:p>
      <text:p text:style-name="Standard"/>
      <text:p text:style-name="Standard"><text:s text:c="8"/>a. local</text:p>
      <text:p text:style-name="Standard"><text:s text:c="8"/>b. global</text:p>
      <text:p text:style-name="Standard"><text:s text:c="8"/>c. reference</text:p>
      <text:p text:style-name="Standard"><text:s text:c="8"/>d. parameter</text:p>
      <text:p text:style-name="Standard"/>
      <text:p text:style-name="Standard"/>
      <text:p text:style-name="P27">b. global</text:p>
      <text:p text:style-name="Standard"/>
      <text:p text:style-name="Standard">passing an argument by value</text:p>
      <text:p text:style-name="Standard">When _________, only a copy of the argument's value is passed into the parameter variable.</text:p>
      <text:p text:style-name="Standard"/>
      <text:p text:style-name="Standard">passing an argument by reference</text:p>
      <text:p text:style-name="Standard">When _________, the module can modify the argument in the calling part of the program.</text:p>
      <text:p text:style-name="Standard"><text:a xlink:type="simple" xlink:href="https://quizlet.com/117722236/chapter-5-flash-cards/" text:style-name="Internet_20_link" text:visited-style-name="Visited_20_Internet_20_Link">https://quizlet.com/117722236/chapter-5-flash-cards/</text:a> </text:p>
      <text:p text:style-name="Standard"/>
      <text:p text:style-name="Standard">True or False</text:p>
      <text:p text:style-name="Standard"/>
      <text:p text:style-name="Standard">1. The phrase “divide and conquer” means that all of the programmers on a team should</text:p>
      <text:p text:style-name="Standard"><text:s text:c="4"/>be divided and work in isolation.</text:p>
      <text:p text:style-name="Standard"/>
      <text:p text:style-name="Standard"/>
      <text:p text:style-name="P28">False</text:p>
      <text:p text:style-name="Standard"/>
      <text:p text:style-name="Standard">2. Functions make it easier for programmers to work in teams.</text:p>
      <text:p text:style-name="Standard"/>
      <text:p text:style-name="Standard"/>
      <text:p text:style-name="P28">True</text:p>
      <text:p text:style-name="Standard"><text:soft-page-break/></text:p>
      <text:p text:style-name="Standard">3. Function names should be as short as possible.</text:p>
      <text:p text:style-name="Standard"/>
      <text:p text:style-name="Standard"/>
      <text:p text:style-name="P28">False</text:p>
      <text:p text:style-name="Standard"/>
      <text:p text:style-name="Standard">4. Calling a function and defining a function mean the same thing.</text:p>
      <text:p text:style-name="Standard"/>
      <text:p text:style-name="P28"/>
      <text:p text:style-name="P28">False</text:p>
      <text:p text:style-name="Standard"/>
      <text:p text:style-name="Standard">5. A flowchart shows the hierarchical relationships between functions in a program.</text:p>
      <text:p text:style-name="Standard"/>
      <text:p text:style-name="Standard"/>
      <text:p text:style-name="P28">False</text:p>
      <text:p text:style-name="Standard"/>
      <text:p text:style-name="Standard">6. A hierarchy chart does not show the steps that are taken inside a function.</text:p>
      <text:p text:style-name="Standard"/>
      <text:p text:style-name="Standard"/>
      <text:p text:style-name="P28">True</text:p>
      <text:p text:style-name="Standard"/>
      <text:p text:style-name="Standard">7. A statement in one function can access a local variable in another function.</text:p>
      <text:p text:style-name="Standard"/>
      <text:p text:style-name="Standard"/>
      <text:p text:style-name="P28">Fasle</text:p>
      <text:p text:style-name="Standard"/>
      <text:p text:style-name="Standard">8. In Python you cannot write functions that accept multiple arguments.</text:p>
      <text:p text:style-name="Standard"/>
      <text:p text:style-name="Standard"/>
      <text:p text:style-name="P28">False</text:p>
      <text:p text:style-name="Standard"/>
      <text:p text:style-name="Standard">9. In Python, you can specify which parameter an argument should be passed into a function call.</text:p>
      <text:p text:style-name="Standard"/>
      <text:p text:style-name="Standard"/>
      <text:p text:style-name="P28">True</text:p>
      <text:p text:style-name="Standard"/>
      <text:p text:style-name="P23">10. You cannot have both keyword arguments and non-keyword arguments in a function call.</text:p>
      <text:p text:style-name="Standard"/>
      <text:p text:style-name="Standard"/>
      <text:p text:style-name="P28">False</text:p>
      <text:p text:style-name="Standard"/>
      <text:p text:style-name="Standard"/>
      <text:p text:style-name="Standard"/>
      <text:p text:style-name="Standard"><text:s text:c="4"/>Multiple Choice</text:p>
      <text:p text:style-name="Standard"><text:s text:c="8"/>1. c</text:p>
      <text:p text:style-name="Standard"><text:s text:c="8"/>2. a</text:p>
      <text:p text:style-name="Standard"><text:s text:c="8"/>3. d</text:p>
      <text:p text:style-name="Standard"><text:s text:c="8"/>4. b</text:p>
      <text:p text:style-name="Standard"><text:s text:c="8"/>5. a</text:p>
      <text:p text:style-name="Standard"><text:soft-page-break/><text:s text:c="8"/>6. d</text:p>
      <text:p text:style-name="Standard"><text:s text:c="8"/>7. b</text:p>
      <text:p text:style-name="Standard"><text:s text:c="8"/>8. c</text:p>
      <text:p text:style-name="Standard"><text:s text:c="8"/>9. a</text:p>
      <text:p text:style-name="Standard"><text:s text:c="8"/>10. b</text:p>
      <text:p text:style-name="Standard"><text:s text:c="8"/>11. d</text:p>
      <text:p text:style-name="Standard"><text:s text:c="8"/>12. b</text:p>
      <text:p text:style-name="Standard"/>
      <text:p text:style-name="Standard"><text:s text:c="4"/>True or False</text:p>
      <text:p text:style-name="Standard"><text:s text:c="8"/>1. False</text:p>
      <text:p text:style-name="Standard"><text:s text:c="8"/>2. True</text:p>
      <text:p text:style-name="Standard"><text:s text:c="8"/>3. False</text:p>
      <text:p text:style-name="Standard"><text:s text:c="8"/>4. False</text:p>
      <text:p text:style-name="Standard"><text:s text:c="8"/>5. False</text:p>
      <text:p text:style-name="Standard"><text:s text:c="8"/>6. True</text:p>
      <text:p text:style-name="Standard"><text:s text:c="8"/>7. False</text:p>
      <text:p text:style-name="Standard"><text:s text:c="8"/>8. False</text:p>
      <text:p text:style-name="Standard"><text:s text:c="8"/>9. True</text:p>
      <text:p text:style-name="Standard">10. False</text:p>
      <text:p text:style-name="Standard"/>
      <text:p text:style-name="Standard"/>
      <text:p text:style-name="Standard"><text:a xlink:type="simple" xlink:href="https://quizlet.com/99862251/chapter-5b-flash-cards/" text:style-name="Internet_20_link" text:visited-style-name="Visited_20_Internet_20_Link">https://quizlet.com/99862251/chapter-5b-flash-cards/</text:a> </text:p>
      <text:p text:style-name="Standard"/>
      <text:p text:style-name="Standard"><text:span text:style-name="T1">String </text:span>Multiple Choice:</text:p>
      <text:p text:style-name="Standard"/>
      <text:p text:style-name="Standard">1. This is the first index in a string.</text:p>
      <text:p text:style-name="Standard"/>
      <text:p text:style-name="Standard"><text:s text:c="8"/>a. -1</text:p>
      <text:p text:style-name="Standard"><text:s text:c="8"/>b. 1</text:p>
      <text:p text:style-name="Standard"><text:s text:c="8"/>c. 0</text:p>
      <text:p text:style-name="Standard"><text:s text:c="8"/>d. The size of the string minus one</text:p>
      <text:p text:style-name="Standard"/>
      <text:p text:style-name="Standard"/>
      <text:p text:style-name="P27">c. 0</text:p>
      <text:p text:style-name="Standard"/>
      <text:p text:style-name="Standard">2. This is the last index in a string.</text:p>
      <text:p text:style-name="Standard"/>
      <text:p text:style-name="Standard"><text:s text:c="8"/>a. 1</text:p>
      <text:p text:style-name="Standard"><text:s text:c="8"/>b. 99</text:p>
      <text:p text:style-name="Standard"><text:s text:c="8"/>c. 0</text:p>
      <text:p text:style-name="Standard"><text:s text:c="8"/>d. The size of the string minus one</text:p>
      <text:p text:style-name="Standard"/>
      <text:p text:style-name="Standard"/>
      <text:p text:style-name="P27">d. The size of the string minus one</text:p>
      <text:p text:style-name="Standard"/>
      <text:p text:style-name="P10">3. This will happen if you try to use an index that is out of range for a string.</text:p>
      <text:p text:style-name="P10"/>
      <text:p text:style-name="Standard"><text:s text:c="8"/>a. a ValueError exception will occur</text:p>
      <text:p text:style-name="Standard"><text:s text:c="8"/>b. an IndexError exception will occur</text:p>
      <text:p text:style-name="Standard"><text:soft-page-break/><text:s text:c="8"/>c. The string will be erased and the program will continue to run.</text:p>
      <text:p text:style-name="Standard"><text:s text:c="8"/>d. Nothing—the invalid index will be ignored</text:p>
      <text:p text:style-name="Standard"/>
      <text:p text:style-name="Standard"/>
      <text:p text:style-name="P29">b. an IndexError exception will occur</text:p>
      <text:p text:style-name="Standard"/>
      <text:p text:style-name="Standard">4. This function returns the length of a string.</text:p>
      <text:p text:style-name="Standard"/>
      <text:p text:style-name="Standard"><text:s text:c="8"/>a. length</text:p>
      <text:p text:style-name="Standard"><text:s text:c="8"/>b. size</text:p>
      <text:p text:style-name="Standard"><text:s text:c="8"/>c. len</text:p>
      <text:p text:style-name="Standard"><text:s text:c="8"/>d. lengthof</text:p>
      <text:p text:style-name="Standard"/>
      <text:p text:style-name="P29">c. len</text:p>
      <text:p text:style-name="Standard"/>
      <text:p text:style-name="Standard">5. This string method returns a copy of the string with all leading whitespace characters removed.</text:p>
      <text:p text:style-name="Standard"/>
      <text:p text:style-name="Standard"><text:s text:c="8"/>a. lstrip</text:p>
      <text:p text:style-name="Standard"><text:s text:c="8"/>b. rstrip</text:p>
      <text:p text:style-name="Standard"><text:s text:c="8"/>c. remove</text:p>
      <text:p text:style-name="Standard"><text:s text:c="8"/>d. strip_leading</text:p>
      <text:p text:style-name="Standard"/>
      <text:p text:style-name="Standard"/>
      <text:p text:style-name="P30"><text:s/>a. lstrip</text:p>
      <text:p text:style-name="Standard"/>
      <text:p text:style-name="Standard">6. This string method returns the lowest index in the string where a specified substring is found.</text:p>
      <text:p text:style-name="Standard"/>
      <text:p text:style-name="Standard"><text:s text:c="8"/>a. first_index_of</text:p>
      <text:p text:style-name="Standard"><text:s text:c="8"/>b. locate</text:p>
      <text:p text:style-name="Standard"><text:s text:c="8"/>c. find</text:p>
      <text:p text:style-name="Standard"><text:s text:c="8"/>d. index_of</text:p>
      <text:p text:style-name="Standard"/>
      <text:p text:style-name="Standard"/>
      <text:p text:style-name="P30">c. find</text:p>
      <text:p text:style-name="Standard"/>
      <text:p text:style-name="Standard">7. This operator determines whether one string is contained inside another string.</text:p>
      <text:p text:style-name="Standard"/>
      <text:p text:style-name="Standard"><text:s text:c="8"/>a. contains</text:p>
      <text:p text:style-name="Standard"><text:s text:c="8"/>b. is_in</text:p>
      <text:p text:style-name="Standard"><text:s text:c="8"/>c. ==</text:p>
      <text:p text:style-name="Standard"><text:s text:c="8"/>d. in</text:p>
      <text:p text:style-name="Standard"/>
      <text:p text:style-name="Standard"/>
      <text:p text:style-name="P30">d. in</text:p>
      <text:p text:style-name="Standard"/>
      <text:p text:style-name="Standard">8. This string method returns true if a string contains only alphabetic characters and is at least one character in length.</text:p>
      <text:p text:style-name="Standard"/>
      <text:p text:style-name="Standard"><text:s text:c="8"/>a. The isalpha method</text:p>
      <text:p text:style-name="Standard"><text:soft-page-break/><text:s text:c="8"/>b. The alpha method</text:p>
      <text:p text:style-name="Standard"><text:s text:c="8"/>c. The alphabetic method</text:p>
      <text:p text:style-name="Standard"><text:s text:c="8"/>d. The isletters method</text:p>
      <text:p text:style-name="Standard"/>
      <text:p text:style-name="Standard"/>
      <text:p text:style-name="P30"><text:span text:style-name="T7">a. </text:span>The isalpha method</text:p>
      <text:p text:style-name="Standard"/>
      <text:p text:style-name="Standard">9. If you call the index method to locate an item in a list and the item is not found, this happens.</text:p>
      <text:p text:style-name="Standard"/>
      <text:p text:style-name="Standard"><text:s text:c="8"/>a. A ValueError exception is raised</text:p>
      <text:p text:style-name="Standard"><text:s text:c="8"/>b. An InvalidIndex exception is raised</text:p>
      <text:p text:style-name="Standard"><text:s text:c="8"/>c. The method returns #1</text:p>
      <text:p text:style-name="Standard"><text:s text:c="8"/>d. Nothing happens. The program continues running at the next statement.</text:p>
      <text:p text:style-name="Standard"/>
      <text:p text:style-name="Standard"/>
      <text:p text:style-name="P30">a. A ValueError exception is raised</text:p>
      <text:p text:style-name="Standard">10. This string method returns a copy of the string with all leading and trailing whitespace characters removed.</text:p>
      <text:p text:style-name="Standard"/>
      <text:p text:style-name="Standard"><text:s text:c="8"/>a. clean</text:p>
      <text:p text:style-name="Standard"><text:s text:c="8"/>b. strip</text:p>
      <text:p text:style-name="Standard"><text:s text:c="8"/>c. remove_whitespace</text:p>
      <text:p text:style-name="Standard"><text:s text:c="8"/>d. rstrip</text:p>
      <text:p text:style-name="Standard"/>
      <text:p text:style-name="Standard"/>
      <text:p text:style-name="P31">b. strip</text:p>
      <text:p text:style-name="Standard"/>
      <text:p text:style-name="Standard">True or False:</text:p>
      <text:p text:style-name="Standard"/>
      <text:p text:style-name="P23">1. Once a string is created, it cannot be changed.</text:p>
      <text:p text:style-name="Standard"/>
      <text:p text:style-name="Standard"/>
      <text:p text:style-name="P33">T<text:span text:style-name="T8">rue =&gt; a new string (reference point is created...)</text:span></text:p>
      <text:p text:style-name="Standard"/>
      <text:p text:style-name="Standard">2. You can use the for loop to iterate over the individual characters in a string.</text:p>
      <text:p text:style-name="Standard"/>
      <text:p text:style-name="Standard"/>
      <text:p text:style-name="P32">True</text:p>
      <text:p text:style-name="Standard"/>
      <text:p text:style-name="Standard">3. The isupper method converts a string to all uppercase characters.</text:p>
      <text:p text:style-name="Standard"/>
      <text:p text:style-name="Standard"/>
      <text:p text:style-name="P32">False = &gt; (.upper())</text:p>
      <text:p text:style-name="Standard"/>
      <text:p text:style-name="Standard">4. The repetition operator (*) works with strings as well as with lists.</text:p>
      <text:p text:style-name="Standard"/>
      <text:p text:style-name="Standard"/>
      <text:p text:style-name="P32">True</text:p>
      <text:p text:style-name="Standard"/>
      <text:p text:style-name="Standard"><text:soft-page-break/>5. When you call a string’s split method, the method divides the string into two substrings.</text:p>
      <text:p text:style-name="Standard"/>
      <text:p text:style-name="Standard"/>
      <text:p text:style-name="P47">F<text:span text:style-name="T11">alse</text:span></text:p>
      <text:p text:style-name="Standard"/>
      <text:p text:style-name="Standard">This string method returns true if a string contains only numeric digits and is at least one character in length.</text:p>
      <text:p text:style-name="Standard">a. the digit method</text:p>
      <text:p text:style-name="Standard">b. the isdigit method</text:p>
      <text:p text:style-name="Standard">c. the numeric method</text:p>
      <text:p text:style-name="Standard">d. the isnumber method</text:p>
      <text:p text:style-name="Standard"/>
      <text:p text:style-name="Standard">the isdigit method</text:p>
      <text:p text:style-name="Standard"/>
      <text:p text:style-name="Standard"><text:a xlink:type="simple" xlink:href="https://quizlet.com/163442129/starting-out-with-python-3e-ch-8-flash-cards/" text:style-name="Internet_20_link" text:visited-style-name="Visited_20_Internet_20_Link">https://quizlet.com/163442129/starting-out-with-python-3e-ch-8-flash-cards/</text:a> </text:p>
      <text:p text:style-name="Standard"/>
      <text:p text:style-name="Standard"><text:s text:c="4"/>Multiple Choice</text:p>
      <text:p text:style-name="Standard"><text:s text:c="8"/>1. c</text:p>
      <text:p text:style-name="Standard"><text:s text:c="8"/>2. d</text:p>
      <text:p text:style-name="Standard"><text:s text:c="8"/>3. b</text:p>
      <text:p text:style-name="Standard"><text:s text:c="8"/>4. c</text:p>
      <text:p text:style-name="Standard"><text:s text:c="8"/>5. a</text:p>
      <text:p text:style-name="Standard"><text:s text:c="8"/>6. c</text:p>
      <text:p text:style-name="Standard"><text:s text:c="8"/>7. d</text:p>
      <text:p text:style-name="Standard"><text:s text:c="8"/>8. a</text:p>
      <text:p text:style-name="Standard"><text:s text:c="8"/>9. a</text:p>
      <text:p text:style-name="Standard"><text:s text:c="8"/>10. b</text:p>
      <text:p text:style-name="Standard"/>
      <text:p text:style-name="Standard"><text:s text:c="4"/>True or False</text:p>
      <text:p text:style-name="Standard"><text:s text:c="8"/>1. True</text:p>
      <text:p text:style-name="Standard"><text:s text:c="8"/>2. True</text:p>
      <text:p text:style-name="Standard"><text:s text:c="8"/>3. False</text:p>
      <text:p text:style-name="Standard"><text:s text:c="8"/>4. True</text:p>
      <text:p text:style-name="Standard"><text:s text:c="8"/>5. False</text:p>
      <text:p text:style-name="Standard"/>
      <text:p text:style-name="Standard"><text:span text:style-name="T1">Class </text:span>Multiple Choice:</text:p>
      <text:p text:style-name="Standard"/>
      <text:p text:style-name="Standard">1. The ______________ programming practice is centered on creating functions that are separate from the data that they work on.</text:p>
      <text:p text:style-name="Standard"/>
      <text:p text:style-name="Standard"><text:s text:c="8"/>a. modular</text:p>
      <text:p text:style-name="Standard"><text:s text:c="8"/>b. procedural</text:p>
      <text:p text:style-name="Standard"><text:s text:c="8"/>c. functional</text:p>
      <text:p text:style-name="Standard"><text:s text:c="8"/>d. object-oriented</text:p>
      <text:p text:style-name="Standard"/>
      <text:p text:style-name="Standard"/>
      <text:p text:style-name="P34">b. procedural</text:p>
      <text:p text:style-name="Standard"/>
      <text:p text:style-name="Standard">2. The ______________ programming practice is centered on creating objects.</text:p>
      <text:p text:style-name="Standard"><text:soft-page-break/></text:p>
      <text:p text:style-name="Standard"><text:s text:c="8"/>a. object-centric</text:p>
      <text:p text:style-name="Standard"><text:s text:c="8"/>b. objective</text:p>
      <text:p text:style-name="Standard"><text:s text:c="8"/>c. procedural</text:p>
      <text:p text:style-name="Standard"><text:s text:c="8"/>d. object-oriented</text:p>
      <text:p text:style-name="Standard"/>
      <text:p text:style-name="Standard"/>
      <text:p text:style-name="P34">d. object-oriented</text:p>
      <text:p text:style-name="Standard"/>
      <text:p text:style-name="Standard">3. A(n) ______________ is a component of a class that references data.</text:p>
      <text:p text:style-name="Standard"/>
      <text:p text:style-name="Standard"><text:s text:c="8"/>a. method</text:p>
      <text:p text:style-name="Standard"><text:s text:c="8"/>b. instance</text:p>
      <text:p text:style-name="Standard"><text:s text:c="8"/>c. data attribute</text:p>
      <text:p text:style-name="Standard"><text:s text:c="8"/>d. module</text:p>
      <text:p text:style-name="Standard"/>
      <text:p text:style-name="Standard"/>
      <text:p text:style-name="P34">c. data attribute</text:p>
      <text:p text:style-name="Standard"/>
      <text:p text:style-name="Standard">4. An object is a(n) ______________.</text:p>
      <text:p text:style-name="Standard"/>
      <text:p text:style-name="Standard"><text:s text:c="8"/>a. blueprint</text:p>
      <text:p text:style-name="Standard"><text:s text:c="8"/>b. cookie cutter</text:p>
      <text:p text:style-name="Standard"><text:s text:c="8"/>c. variable</text:p>
      <text:p text:style-name="Standard"><text:s text:c="8"/>d. instance</text:p>
      <text:p text:style-name="Standard"/>
      <text:p text:style-name="Standard"/>
      <text:p text:style-name="P34">d. instance</text:p>
      <text:p text:style-name="Standard"/>
      <text:p text:style-name="Standard">5. By doing this you can hide a class’s attribute from code outside the class.</text:p>
      <text:p text:style-name="Standard"/>
      <text:p text:style-name="Standard"><text:s text:c="8"/>a. avoid using the self parameter to create the attribute</text:p>
      <text:p text:style-name="Standard"><text:s text:c="8"/>b. begin the attribute’s name with two underscores</text:p>
      <text:p text:style-name="Standard"><text:s text:c="8"/>c. begin the name of the attribute with private__</text:p>
      <text:p text:style-name="Standard"><text:s text:c="8"/>d. begin the name of the attribute with the @ symbol</text:p>
      <text:p text:style-name="Standard"/>
      <text:p text:style-name="P46">b. begin the attribute’s name with two underscores</text:p>
      <text:p text:style-name="Standard"/>
      <text:p text:style-name="Standard">6. A(n) ______________ method gets the value of a data attribute but does not change it.</text:p>
      <text:p text:style-name="Standard"/>
      <text:p text:style-name="Standard"><text:s text:c="8"/>a. retriever</text:p>
      <text:p text:style-name="Standard"><text:s text:c="8"/>b. constructor</text:p>
      <text:p text:style-name="Standard"><text:s text:c="8"/>c. mutator</text:p>
      <text:p text:style-name="Standard"><text:s text:c="8"/>d. accessor</text:p>
      <text:p text:style-name="Standard"/>
      <text:p text:style-name="Standard"/>
      <text:p text:style-name="P34">d. accessor</text:p>
      <text:p text:style-name="Standard"/>
      <text:p text:style-name="Standard"><text:soft-page-break/>7. A(n) ______________ method stores a value in a data attribute or changes its value in some other way.</text:p>
      <text:p text:style-name="Standard"/>
      <text:p text:style-name="Standard"><text:s text:c="8"/>a. modifier</text:p>
      <text:p text:style-name="Standard"><text:s text:c="8"/>b. constructor</text:p>
      <text:p text:style-name="Standard"><text:s text:c="8"/>c. mutator</text:p>
      <text:p text:style-name="Standard"><text:s text:c="8"/>d. accessor</text:p>
      <text:p text:style-name="Standard"/>
      <text:p text:style-name="Standard"/>
      <text:p text:style-name="P34">c. mutator</text:p>
      <text:p text:style-name="Standard"/>
      <text:p text:style-name="Standard">8. The ______________ method is automatically called when an object is created.</text:p>
      <text:p text:style-name="Standard"/>
      <text:p text:style-name="Standard"><text:s text:c="8"/>a. __init__</text:p>
      <text:p text:style-name="Standard"><text:s text:c="8"/>b. init</text:p>
      <text:p text:style-name="Standard"><text:s text:c="8"/>c. __str__</text:p>
      <text:p text:style-name="Standard"><text:s text:c="8"/>d. __object__</text:p>
      <text:p text:style-name="Standard"/>
      <text:p text:style-name="Standard"/>
      <text:p text:style-name="P34">a. __init__</text:p>
      <text:p text:style-name="Standard"/>
      <text:p text:style-name="P11">9. If a class has a method named __str__, which of these is a way to call the method?</text:p>
      <text:p text:style-name="P11"/>
      <text:p text:style-name="Standard"><text:s text:c="8"/>a. you call it like any other method: object.__str__()</text:p>
      <text:p text:style-name="Standard"><text:s text:c="8"/>b. by passing an instance of the class to the built in str function</text:p>
      <text:p text:style-name="Standard"><text:s text:c="8"/>c. the method is automatically called when the object is created</text:p>
      <text:p text:style-name="Standard"><text:s text:c="8"/>d. by passing an instance of the class to the built-in state function</text:p>
      <text:p text:style-name="P46"/>
      <text:p text:style-name="P45">a or b</text:p>
      <text:p text:style-name="Standard"/>
      <text:p text:style-name="P35">#class, decision, dict, set, files, in/out, repetition structures, strings</text:p>
      <text:p text:style-name="Standard"/>
      <text:p text:style-name="Standard">10. A set of standard diagrams for graphically depicting object-oriented systems is provided by ______________.</text:p>
      <text:p text:style-name="Standard"/>
      <text:p text:style-name="Standard"><text:s text:c="8"/>a. the Unified Modeling Language</text:p>
      <text:p text:style-name="Standard"><text:s text:c="8"/>b. flowcharts</text:p>
      <text:p text:style-name="Standard"><text:s text:c="8"/>c. pseudocode</text:p>
      <text:p text:style-name="Standard"><text:s text:c="8"/>d. the Object Hierarchy System</text:p>
      <text:p text:style-name="Standard"/>
      <text:p text:style-name="Standard"/>
      <text:p text:style-name="P36">a. the Unified Modeling Language</text:p>
      <text:p text:style-name="Standard"/>
      <text:p text:style-name="Standard">11. In one approach to identifying the classes in a problem, the programmer identifies the <text:s text:c="3"/>______________ in a description of the problem domain.</text:p>
      <text:p text:style-name="Standard"/>
      <text:p text:style-name="Standard"><text:s text:c="8"/>a. verbs</text:p>
      <text:p text:style-name="Standard"><text:s text:c="8"/>b. adjectives</text:p>
      <text:p text:style-name="Standard"><text:s text:c="8"/>c. adverbs</text:p>
      <text:p text:style-name="Standard"><text:soft-page-break/><text:s text:c="8"/>d. nouns</text:p>
      <text:p text:style-name="Standard"/>
      <text:p text:style-name="Standard"/>
      <text:p text:style-name="P36"><text:span text:style-name="T9">d</text:span>. nouns</text:p>
      <text:p text:style-name="Standard"/>
      <text:p text:style-name="Standard">12. In one approach to identifying a class’s data attributes and methods, the programmer identifies the class’s ______________.</text:p>
      <text:p text:style-name="Standard"/>
      <text:p text:style-name="Standard"><text:s text:c="8"/>a. responsibilities</text:p>
      <text:p text:style-name="Standard"><text:s text:c="8"/>b. name</text:p>
      <text:p text:style-name="Standard"><text:s text:c="8"/>c. synonyms</text:p>
      <text:p text:style-name="Standard"><text:s text:c="8"/>d. nouns</text:p>
      <text:p text:style-name="Standard"/>
      <text:p text:style-name="P11"/>
      <text:p text:style-name="P36">a. responsibilities</text:p>
      <text:p text:style-name="Standard"/>
      <text:p text:style-name="Standard">True or False:</text:p>
      <text:p text:style-name="Standard"/>
      <text:p text:style-name="Standard">1. The practice of procedural programming is centered on the creation of objects.</text:p>
      <text:p text:style-name="Standard"/>
      <text:p text:style-name="Standard"/>
      <text:p text:style-name="P37">False</text:p>
      <text:p text:style-name="Standard"/>
      <text:p text:style-name="P23">2. Object reusability has been a factor in the increased use of object-oriented programming.</text:p>
      <text:p text:style-name="Standard"/>
      <text:p text:style-name="Standard"/>
      <text:p text:style-name="P37">True</text:p>
      <text:p text:style-name="Standard"/>
      <text:p text:style-name="Standard">3. It is a common practice in object-oriented programming to make all of a class’s data attributes </text:p>
      <text:p text:style-name="Standard"><text:s text:c="4"/>accessible to statements outside the class.</text:p>
      <text:p text:style-name="Standard"/>
      <text:p text:style-name="Standard"/>
      <text:p text:style-name="P37">False</text:p>
      <text:p text:style-name="Standard"/>
      <text:p text:style-name="Standard">4. A class method does not have to have a self parameter.</text:p>
      <text:p text:style-name="Standard"/>
      <text:p text:style-name="Standard"/>
      <text:p text:style-name="P37">False</text:p>
      <text:p text:style-name="Standard"/>
      <text:p text:style-name="Standard">5. Starting an attribute name with two underscores will hide the attribute from code outside the class.</text:p>
      <text:p text:style-name="Standard"/>
      <text:p text:style-name="P44">T<text:span text:style-name="T10">rue</text:span></text:p>
      <text:p text:style-name="Standard"/>
      <text:p text:style-name="Standard">6. You cannot directly call the __str__ method.</text:p>
      <text:p text:style-name="Standard"/>
      <text:p text:style-name="Standard"/>
      <text:p text:style-name="P37">True</text:p>
      <text:p text:style-name="Standard"><text:s text:c="4"/></text:p>
      <text:p text:style-name="Standard">7. One way to find the classes needed for an object-oriented program is to identify all of</text:p>
      <text:p text:style-name="Standard"><text:soft-page-break/><text:s text:c="4"/>the verbs in a description of the problem domain</text:p>
      <text:p text:style-name="Standard"/>
      <text:p text:style-name="Standard"/>
      <text:p text:style-name="P37">False</text:p>
      <text:p text:style-name="P37"/>
      <text:p text:style-name="P37"><text:a xlink:type="simple" xlink:href="https://quizlet.com/86210173/chapter-10-flash-cards/" text:style-name="Internet_20_link" text:visited-style-name="Visited_20_Internet_20_Link">https://quizlet.com/86210173/chapter-10-flash-cards/</text:a> </text:p>
      <text:p text:style-name="P37"><text:a xlink:type="simple" xlink:href="https://quizlet.com/216916992/chapter-10-flash-cards/" text:style-name="Internet_20_link" text:visited-style-name="Visited_20_Internet_20_Link">https://quizlet.com/216916992/chapter-10-flash-cards/</text:a> </text:p>
      <text:p text:style-name="P37"/>
      <text:p text:style-name="P37"><text:s text:c="4"/>Multiple Choice</text:p>
      <text:p text:style-name="P37"><text:s text:c="8"/>1. b</text:p>
      <text:p text:style-name="P37"><text:s text:c="8"/>2. d</text:p>
      <text:p text:style-name="P37"><text:s text:c="8"/>3. c</text:p>
      <text:p text:style-name="P37"><text:s text:c="8"/>4. d</text:p>
      <text:p text:style-name="P37"><text:s text:c="8"/>5. b</text:p>
      <text:p text:style-name="P37"><text:s text:c="8"/>6. d</text:p>
      <text:p text:style-name="P37"><text:s text:c="8"/>7. c</text:p>
      <text:p text:style-name="P37"><text:s text:c="8"/>8. a</text:p>
      <text:p text:style-name="P37"><text:s text:c="8"/>9. a or b</text:p>
      <text:p text:style-name="P37"><text:s text:c="8"/>10. a</text:p>
      <text:p text:style-name="P37"><text:s text:c="8"/>11. d</text:p>
      <text:p text:style-name="P37"><text:s text:c="8"/>12. a</text:p>
      <text:p text:style-name="P37"/>
      <text:p text:style-name="P37"><text:s text:c="4"/>True or False</text:p>
      <text:p text:style-name="P37"><text:s text:c="8"/>1. False</text:p>
      <text:p text:style-name="P37"><text:s text:c="8"/>2. True</text:p>
      <text:p text:style-name="P37"><text:s text:c="8"/>3. False</text:p>
      <text:p text:style-name="P37"><text:s text:c="8"/>4. False</text:p>
      <text:p text:style-name="P37"><text:s text:c="8"/>5. True</text:p>
      <text:p text:style-name="P37"><text:s text:c="8"/>6. True</text:p>
      <text:p text:style-name="P37"><text:s text:c="8"/>7. Fal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onospace"/>
    <style:font-face style:name="Roboto" svg:font-family="Roboto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12:33:08.881000000</meta:creation-date>
    <dc:date>2019-11-26T22:51:40.283000000</dc:date>
    <meta:editing-duration>PT59M23S</meta:editing-duration>
    <meta:editing-cycles>9</meta:editing-cycles>
    <meta:generator>LibreOffice/6.3.3.2$Windows_X86_64 LibreOffice_project/a64200df03143b798afd1ec74a12ab50359878ed</meta:generator>
    <meta:document-statistic meta:table-count="0" meta:image-count="0" meta:object-count="0" meta:page-count="39" meta:paragraph-count="1207" meta:word-count="5443" meta:character-count="34591" meta:non-whitespace-character-count="24475"/>
  </office:meta>
</office:document-meta>
</file>